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list-style-name="L44"/>
    <style:style style:name="P4" style:family="paragraph" style:parent-style-name="Preformatted_20_Text" style:list-style-name="L45"/>
    <style:style style:name="P5" style:family="paragraph" style:parent-style-name="Preformatted_20_Text" style:list-style-name="L46"/>
    <style:style style:name="P6" style:family="paragraph" style:parent-style-name="Preformatted_20_Text" style:list-style-name="L47"/>
    <style:style style:name="P7" style:family="paragraph" style:parent-style-name="Preformatted_20_Text" style:list-style-name="L48"/>
    <style:style style:name="P8" style:family="paragraph" style:parent-style-name="Preformatted_20_Text" style:list-style-name="L49"/>
    <style:style style:name="P9" style:family="paragraph" style:parent-style-name="Preformatted_20_Text" style:list-style-name="L58"/>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1">
      <style:paragraph-properties fo:margin-top="0in" fo:margin-bottom="0in" style:contextual-spacing="false"/>
    </style:style>
    <style:style style:name="P20" style:family="paragraph" style:parent-style-name="Text_20_body" style:list-style-name="L12">
      <style:paragraph-properties fo:margin-top="0in" fo:margin-bottom="0in" style:contextual-spacing="false"/>
    </style:style>
    <style:style style:name="P21" style:family="paragraph" style:parent-style-name="Text_20_body" style:list-style-name="L13">
      <style:paragraph-properties fo:margin-top="0in" fo:margin-bottom="0in" style:contextual-spacing="false"/>
    </style:style>
    <style:style style:name="P22" style:family="paragraph" style:parent-style-name="Text_20_body" style:list-style-name="L14">
      <style:paragraph-properties fo:margin-top="0in" fo:margin-bottom="0in" style:contextual-spacing="false"/>
    </style:style>
    <style:style style:name="P23" style:family="paragraph" style:parent-style-name="Text_20_body" style:list-style-name="L15">
      <style:paragraph-properties fo:margin-top="0in" fo:margin-bottom="0in" style:contextual-spacing="false"/>
    </style:style>
    <style:style style:name="P24" style:family="paragraph" style:parent-style-name="Text_20_body" style:list-style-name="L16">
      <style:paragraph-properties fo:margin-top="0in" fo:margin-bottom="0in" style:contextual-spacing="false"/>
    </style:style>
    <style:style style:name="P25" style:family="paragraph" style:parent-style-name="Text_20_body" style:list-style-name="L17">
      <style:paragraph-properties fo:margin-top="0in" fo:margin-bottom="0in" style:contextual-spacing="false"/>
    </style:style>
    <style:style style:name="P26" style:family="paragraph" style:parent-style-name="Text_20_body" style:list-style-name="L18">
      <style:paragraph-properties fo:margin-top="0in" fo:margin-bottom="0in" style:contextual-spacing="false"/>
    </style:style>
    <style:style style:name="P27" style:family="paragraph" style:parent-style-name="Text_20_body" style:list-style-name="L19">
      <style:paragraph-properties fo:margin-top="0in" fo:margin-bottom="0in" style:contextual-spacing="false"/>
    </style:style>
    <style:style style:name="P28" style:family="paragraph" style:parent-style-name="Text_20_body" style:list-style-name="L20">
      <style:paragraph-properties fo:margin-top="0in" fo:margin-bottom="0in" style:contextual-spacing="false"/>
    </style:style>
    <style:style style:name="P29" style:family="paragraph" style:parent-style-name="Text_20_body" style:list-style-name="L21">
      <style:paragraph-properties fo:margin-top="0in" fo:margin-bottom="0in" style:contextual-spacing="false"/>
    </style:style>
    <style:style style:name="P30" style:family="paragraph" style:parent-style-name="Text_20_body" style:list-style-name="L22">
      <style:paragraph-properties fo:margin-top="0in" fo:margin-bottom="0in" style:contextual-spacing="false"/>
    </style:style>
    <style:style style:name="P31" style:family="paragraph" style:parent-style-name="Text_20_body" style:list-style-name="L23">
      <style:paragraph-properties fo:margin-top="0in" fo:margin-bottom="0in" style:contextual-spacing="false"/>
    </style:style>
    <style:style style:name="P32" style:family="paragraph" style:parent-style-name="Text_20_body" style:list-style-name="L24">
      <style:paragraph-properties fo:margin-top="0in" fo:margin-bottom="0in" style:contextual-spacing="false"/>
    </style:style>
    <style:style style:name="P33" style:family="paragraph" style:parent-style-name="Text_20_body" style:list-style-name="L25">
      <style:paragraph-properties fo:margin-top="0in" fo:margin-bottom="0in" style:contextual-spacing="false"/>
    </style:style>
    <style:style style:name="P34" style:family="paragraph" style:parent-style-name="Text_20_body" style:list-style-name="L26">
      <style:paragraph-properties fo:margin-top="0in" fo:margin-bottom="0in" style:contextual-spacing="false"/>
    </style:style>
    <style:style style:name="P35" style:family="paragraph" style:parent-style-name="Text_20_body" style:list-style-name="L27">
      <style:paragraph-properties fo:margin-top="0in" fo:margin-bottom="0in" style:contextual-spacing="false"/>
    </style:style>
    <style:style style:name="P36" style:family="paragraph" style:parent-style-name="Text_20_body" style:list-style-name="L28">
      <style:paragraph-properties fo:margin-top="0in" fo:margin-bottom="0in" style:contextual-spacing="false"/>
    </style:style>
    <style:style style:name="P37" style:family="paragraph" style:parent-style-name="Text_20_body" style:list-style-name="L29">
      <style:paragraph-properties fo:margin-top="0in" fo:margin-bottom="0in" style:contextual-spacing="false"/>
    </style:style>
    <style:style style:name="P38" style:family="paragraph" style:parent-style-name="Text_20_body" style:list-style-name="L30">
      <style:paragraph-properties fo:margin-top="0in" fo:margin-bottom="0in" style:contextual-spacing="false"/>
    </style:style>
    <style:style style:name="P39" style:family="paragraph" style:parent-style-name="Text_20_body" style:list-style-name="L31">
      <style:paragraph-properties fo:margin-top="0in" fo:margin-bottom="0in" style:contextual-spacing="false"/>
    </style:style>
    <style:style style:name="P40" style:family="paragraph" style:parent-style-name="Text_20_body" style:list-style-name="L32">
      <style:paragraph-properties fo:margin-top="0in" fo:margin-bottom="0in" style:contextual-spacing="false"/>
    </style:style>
    <style:style style:name="P41" style:family="paragraph" style:parent-style-name="Text_20_body" style:list-style-name="L33">
      <style:paragraph-properties fo:margin-top="0in" fo:margin-bottom="0in" style:contextual-spacing="false"/>
    </style:style>
    <style:style style:name="P42" style:family="paragraph" style:parent-style-name="Text_20_body" style:list-style-name="L34">
      <style:paragraph-properties fo:margin-top="0in" fo:margin-bottom="0in" style:contextual-spacing="false"/>
    </style:style>
    <style:style style:name="P43" style:family="paragraph" style:parent-style-name="Text_20_body" style:list-style-name="L35">
      <style:paragraph-properties fo:margin-top="0in" fo:margin-bottom="0in" style:contextual-spacing="false"/>
    </style:style>
    <style:style style:name="P44" style:family="paragraph" style:parent-style-name="Text_20_body" style:list-style-name="L36">
      <style:paragraph-properties fo:margin-top="0in" fo:margin-bottom="0in" style:contextual-spacing="false"/>
    </style:style>
    <style:style style:name="P45" style:family="paragraph" style:parent-style-name="Text_20_body" style:list-style-name="L37">
      <style:paragraph-properties fo:margin-top="0in" fo:margin-bottom="0in" style:contextual-spacing="false"/>
    </style:style>
    <style:style style:name="P46" style:family="paragraph" style:parent-style-name="Text_20_body" style:list-style-name="L38">
      <style:paragraph-properties fo:margin-top="0in" fo:margin-bottom="0in" style:contextual-spacing="false"/>
    </style:style>
    <style:style style:name="P47" style:family="paragraph" style:parent-style-name="Text_20_body" style:list-style-name="L39">
      <style:paragraph-properties fo:margin-top="0in" fo:margin-bottom="0in" style:contextual-spacing="false"/>
    </style:style>
    <style:style style:name="P48" style:family="paragraph" style:parent-style-name="Text_20_body" style:list-style-name="L40">
      <style:paragraph-properties fo:margin-top="0in" fo:margin-bottom="0in" style:contextual-spacing="false"/>
    </style:style>
    <style:style style:name="P49" style:family="paragraph" style:parent-style-name="Text_20_body" style:list-style-name="L41">
      <style:paragraph-properties fo:margin-top="0in" fo:margin-bottom="0in" style:contextual-spacing="false"/>
    </style:style>
    <style:style style:name="P50" style:family="paragraph" style:parent-style-name="Text_20_body" style:list-style-name="L42">
      <style:paragraph-properties fo:margin-top="0in" fo:margin-bottom="0in" style:contextual-spacing="false"/>
    </style:style>
    <style:style style:name="P51" style:family="paragraph" style:parent-style-name="Text_20_body" style:list-style-name="L43">
      <style:paragraph-properties fo:margin-top="0in" fo:margin-bottom="0in" style:contextual-spacing="false"/>
    </style:style>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paragraph-properties fo:margin-top="0in" fo:margin-bottom="0in" style:contextual-spacing="false"/>
    </style:style>
    <style:style style:name="P59" style:family="paragraph" style:parent-style-name="Text_20_body" style:list-style-name="L51">
      <style:paragraph-properties fo:margin-top="0in" fo:margin-bottom="0in" style:contextual-spacing="false"/>
    </style:style>
    <style:style style:name="P60" style:family="paragraph" style:parent-style-name="Text_20_body" style:list-style-name="L52">
      <style:paragraph-properties fo:margin-top="0in" fo:margin-bottom="0in" style:contextual-spacing="false"/>
    </style:style>
    <style:style style:name="P61" style:family="paragraph" style:parent-style-name="Text_20_body" style:list-style-name="L53">
      <style:paragraph-properties fo:margin-top="0in" fo:margin-bottom="0in" style:contextual-spacing="false"/>
    </style:style>
    <style:style style:name="P62" style:family="paragraph" style:parent-style-name="Text_20_body" style:list-style-name="L54">
      <style:paragraph-properties fo:margin-top="0in" fo:margin-bottom="0in" style:contextual-spacing="false"/>
    </style:style>
    <style:style style:name="P63" style:family="paragraph" style:parent-style-name="Text_20_body" style:list-style-name="L55">
      <style:paragraph-properties fo:margin-top="0in" fo:margin-bottom="0in" style:contextual-spacing="false"/>
    </style:style>
    <style:style style:name="P64" style:family="paragraph" style:parent-style-name="Text_20_body" style:list-style-name="L56">
      <style:paragraph-properties fo:margin-top="0in" fo:margin-bottom="0in" style:contextual-spacing="false"/>
    </style:style>
    <style:style style:name="P65" style:family="paragraph" style:parent-style-name="Text_20_body" style:list-style-name="L57">
      <style:paragraph-properties fo:margin-top="0in" fo:margin-bottom="0in" style:contextual-spacing="false"/>
    </style:style>
    <style:style style:name="P66" style:family="paragraph" style:parent-style-name="Text_20_body" style:list-style-name="L58"/>
    <style:style style:name="P67" style:family="paragraph" style:parent-style-name="Text_20_body" style:list-style-name="L59">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automating-system-tasks-with-bash-scripts"/>Automating System Tasks With Bash Scripts<text:bookmark-end text:name="automating-system-tasks-with-bash-scripts"/></text:h>
      <text:h text:style-name="Heading_20_2" text:outline-level="2"><text:bookmark-start text:name="introduction"/>Introduction<text:bookmark-end text:name="introduction"/></text:h>
      <text:p text:style-name="First_20_paragraph">In this lesson, we'll take your existing knowledge of Bash scripting and explore how to use it to automate tasks on your system. We'll start by identifying tasks that are good candidates for automation and then learn how to write Bash scripts to perform these actions. We'll also cover how to schedule them to run automatically at specific times. Finally, we'll touch on important considerations like handling errors, accepting input, and writing secure scripts.</text:p>
      <text:h text:style-name="Heading_20_2" text:outline-level="2"><text:bookmark-start text:name="identifying-automation-opportunities"/>Identifying Automation Opportunities<text:bookmark-end text:name="identifying-automation-opportunities"/></text:h>
      <text:p text:style-name="First_20_paragraph">Think about your daily or weekly interactions with your computer. What are some tasks that you find yourself doing over and over again? These could be related to managing files, checking system information, or anything else.</text:p>
      <text:p text:style-name="Text_20_body">For example, do you ever:</text:p>
      <text:list xml:id="list3745890047" text:style-name="L11">
        <text:list-item>
          <text:p text:style-name="P19">Regularly back up certain folders?</text:p>
        </text:list-item>
        <text:list-item>
          <text:p text:style-name="P19">Check how much disk space you have left?</text:p>
        </text:list-item>
        <text:list-item>
          <text:p text:style-name="P19">Look at the CPU or memory usage?</text:p>
        </text:list-item>
        <text:list-item>
          <text:p text:style-name="P19">Rename a bunch of files in a similar way?</text:p>
        </text:list-item>
      </text:list>
      <text:p text:style-name="First_20_paragraph">These kinds of repetitive tasks are often perfect candidates for automation with Bash scripts!</text:p>
      <text:h text:style-name="Heading_20_2" text:outline-level="2"><text:bookmark-start text:name="writing-basic-automation-scripts"/>Writing Basic Automation Scripts<text:bookmark-end text:name="writing-basic-automation-scripts"/></text:h>
      <text:p text:style-name="First_20_paragraph">Here are a few useful tasks that are often automated with Bash scripts:</text:p>
      <text:list xml:id="list3447583852" text:style-name="L12">
        <text:list-item>
          <text:p text:style-name="P20"><text:span text:style-name="T1">Log File Management</text:span>: Rotating old log files, compressing them, or deleting those older than a certain date. This helps save disk space and keeps logs organized.</text:p>
        </text:list-item>
        <text:list-item>
          <text:p text:style-name="P20"><text:span text:style-name="T1">System Monitoring</text:span>: Checking CPU usage, memory utilization, or disk space and sending alerts if they go above a certain threshold. This can help you proactively identify potential issues.</text:p>
        </text:list-item>
        <text:list-item>
          <text:p text:style-name="P20"><text:span text:style-name="T1">User Management</text:span>: Adding or removing multiple users based on a list, or enforcing password policies.</text:p>
        </text:list-item>
        <text:list-item>
          <text:p text:style-name="P20"><text:span text:style-name="T1">Software Deployment</text:span>: Automating the process of installing or updating software on multiple machines.</text:p>
        </text:list-item>
        <text:list-item>
          <text:p text:style-name="P20"><text:span text:style-name="T1">Data Backup</text:span>: Creating regular backups of important files and directories to a separate location.</text:p>
        </text:list-item>
      </text:list>
      <text:p text:style-name="First_20_paragraph">These are just a few examples, and the possibilities are vast!</text:p>
      <text:h text:style-name="Heading_20_3" text:outline-level="3"><text:bookmark-start text:name="examples-of-automation-scripts"/><text:soft-page-break/>Examples of Automation Scripts<text:bookmark-end text:name="examples-of-automation-scripts"/></text:h>
      <text:h text:style-name="Heading_20_4" text:outline-level="4"><text:bookmark-start text:name="example-of-rotating-log-files"/>Example of Rotating Log Files<text:bookmark-end text:name="example-of-rotating-log-files"/></text:h>
      <text:p text:style-name="First_20_paragraph">Imagine you have a web server, and its access logs are growing very large. You want to keep the current log file and archive older ones. Here's a basic script that could do that:</text:p>
      <text:p text:style-name="Preformatted_20_Text"><text:span text:style-name="CommentTok">#!/bin/bash</text:span> </text:p>
      <text:p text:style-name="Preformatted_20_Text"/>
      <text:p text:style-name="Preformatted_20_Text"><text:span text:style-name="VariableTok">log_file</text:span><text:span text:style-name="OperatorTok">=</text:span><text:span text:style-name="StringTok">"/var/log/nginx/access.log"</text:span> </text:p>
      <text:p text:style-name="Preformatted_20_Text"><text:span text:style-name="VariableTok">archive_dir</text:span><text:span text:style-name="OperatorTok">=</text:span><text:span text:style-name="StringTok">"/var/log/archive"</text:span> </text:p>
      <text:p text:style-name="Preformatted_20_Text"><text:span text:style-name="VariableTok">date</text:span><text:span text:style-name="OperatorTok">=</text:span><text:span text:style-name="VariableTok">$(</text:span><text:span text:style-name="FunctionTok">date</text:span><text:span text:style-name="NormalTok"> +%Y-%m-%d</text:span><text:span text:style-name="VariableTok">)</text:span> </text:p>
      <text:p text:style-name="Preformatted_20_Text"/>
      <text:p text:style-name="Preformatted_20_Text"><text:span text:style-name="CommentTok"># Create the archive directory if it doesn't exist</text:span> </text:p>
      <text:p text:style-name="Preformatted_20_Text"><text:span text:style-name="FunctionTok">mkdir</text:span><text:span text:style-name="NormalTok"> </text:span><text:span text:style-name="AttributeTok">-p</text:span><text:span text:style-name="NormalTok"> </text:span><text:span text:style-name="StringTok">"</text:span><text:span text:style-name="VariableTok">$archive_dir</text:span><text:span text:style-name="StringTok">"</text:span> </text:p>
      <text:p text:style-name="Preformatted_20_Text"/>
      <text:p text:style-name="Preformatted_20_Text"><text:span text:style-name="CommentTok"># Move the current log file to the archive directory with a timestamp</text:span> </text:p>
      <text:p text:style-name="Preformatted_20_Text"><text:span text:style-name="FunctionTok">mv</text:span><text:span text:style-name="NormalTok"> </text:span><text:span text:style-name="StringTok">"</text:span><text:span text:style-name="VariableTok">$log_file</text:span><text:span text:style-name="StringTok">"</text:span><text:span text:style-name="NormalTok"> </text:span><text:span text:style-name="StringTok">"</text:span><text:span text:style-name="VariableTok">$archive_dir</text:span><text:span text:style-name="StringTok">/access_</text:span><text:span text:style-name="VariableTok">$date</text:span><text:span text:style-name="StringTok">.log"</text:span> </text:p>
      <text:p text:style-name="Preformatted_20_Text"/>
      <text:p text:style-name="Preformatted_20_Text"><text:span text:style-name="CommentTok"># Create a new, empty log file</text:span> </text:p>
      <text:p text:style-name="Preformatted_20_Text"><text:span text:style-name="FunctionTok">touch</text:span><text:span text:style-name="NormalTok"> </text:span><text:span text:style-name="StringTok">"</text:span><text:span text:style-name="VariableTok">$log_file</text:span><text:span text:style-name="StringTok">"</text:span> </text:p>
      <text:p text:style-name="Preformatted_20_Text"/>
      <text:p text:style-name="Preformatted_20_Text"><text:span text:style-name="BuiltInTok">echo</text:span><text:span text:style-name="NormalTok"> </text:span><text:span text:style-name="StringTok">"Log file rotated successfully!"</text:span> </text:p>
      <text:p text:style-name="First_20_paragraph"><text:span text:style-name="T1">Explanation</text:span>:</text:p>
      <text:list xml:id="list2975053268" text:style-name="L13">
        <text:list-item>
          <text:p text:style-name="P21"><text:span text:style-name="Source_5f_Text">#!/bin/bash</text:span>: This shebang line tells the system to execute the script with Bash.</text:p>
        </text:list-item>
        <text:list-item>
          <text:p text:style-name="P21"><text:span text:style-name="Source_5f_Text">log_file</text:span>, <text:span text:style-name="Source_5f_Text">archive_dir</text:span>, <text:span text:style-name="Source_5f_Text">date</text:span>: These are variables that make the script more readable and easier to modify.</text:p>
        </text:list-item>
        <text:list-item>
          <text:p text:style-name="P21"><text:span text:style-name="Source_5f_Text">mkdir -p "$archive_dir"</text:span>: This command creates the archive directory if it doesn't already exist. The <text:span text:style-name="Source_5f_Text">-p</text:span> option ensures that parent directories are also created if needed.</text:p>
        </text:list-item>
        <text:list-item>
          <text:p text:style-name="P21"><text:span text:style-name="Source_5f_Text">mv "$log_file" "$archive_dir/access_$date.log"</text:span>: This moves the current log file to the archive directory and renames it with the current date.</text:p>
        </text:list-item>
        <text:list-item>
          <text:p text:style-name="P21"><text:span text:style-name="Source_5f_Text">touch "$log_file"</text:span>: This creates a new, empty log file so that the web server can continue logging.</text:p>
        </text:list-item>
        <text:list-item>
          <text:p text:style-name="P21"><text:span text:style-name="Source_5f_Text">echo "Log file rotated successfully!"</text:span>: This provides feedback that the script has run.</text:p>
        </text:list-item>
      </text:list>
      <text:h text:style-name="Heading_20_4" text:outline-level="4"><text:bookmark-start text:name="example-of-monitoring-disk-space"/>Example of Monitoring Disk Space<text:bookmark-end text:name="example-of-monitoring-disk-space"/></text:h>
      <text:p text:style-name="First_20_paragraph">This script checks the free disk space on a specific partition and sends a warning if it falls below a certain threshold.</text:p>
      <text:p text:style-name="Preformatted_20_Text"><text:span text:style-name="CommentTok">#!/bin/bash</text:span> </text:p>
      <text:p text:style-name="Preformatted_20_Text"/>
      <text:p text:style-name="Preformatted_20_Text"><text:span text:style-name="VariableTok">partition</text:span><text:span text:style-name="OperatorTok">=</text:span><text:span text:style-name="StringTok">"/dev/sda1"</text:span><text:span text:style-name="NormalTok"> <text:s/></text:span><text:span text:style-name="CommentTok"># Replace with the partition you want to monitor</text:span> </text:p>
      <text:p text:style-name="Preformatted_20_Text"><text:span text:style-name="VariableTok">threshold_percent</text:span><text:span text:style-name="OperatorTok">=</text:span><text:span text:style-name="NormalTok">20 <text:s/></text:span><text:span text:style-name="CommentTok"># Warning threshold (e.g., 20% free space)</text:span> </text:p>
      <text:p text:style-name="Preformatted_20_Text"/>
      <text:p text:style-name="Preformatted_20_Text"><text:span text:style-name="VariableTok">free_space</text:span><text:span text:style-name="OperatorTok">=</text:span><text:span text:style-name="VariableTok">$(</text:span><text:span text:style-name="FunctionTok">df</text:span><text:span text:style-name="NormalTok"> </text:span><text:span text:style-name="AttributeTok">-h</text:span><text:span text:style-name="NormalTok"> </text:span><text:span text:style-name="StringTok">"</text:span><text:span text:style-name="VariableTok">$partition</text:span><text:span text:style-name="StringTok">"</text:span><text:span text:style-name="NormalTok"> </text:span><text:span text:style-name="KeywordTok">|</text:span><text:span text:style-name="NormalTok"> </text:span><text:span text:style-name="FunctionTok">awk</text:span><text:span text:style-name="NormalTok"> </text:span><text:span text:style-name="StringTok">'NR==2 {print $4}'</text:span><text:span text:style-name="NormalTok"> </text:span><text:span text:style-name="KeywordTok">|</text:span><text:span text:style-name="NormalTok"> </text:span><text:span text:style-name="FunctionTok">sed</text:span><text:span text:style-name="NormalTok"> </text:span><text:span text:style-name="StringTok">'s/%//'</text:span><text:span text:style-name="VariableTok">)</text:span> </text:p>
      <text:p text:style-name="Preformatted_20_Text"><text:span text:style-name="VariableTok">total_space</text:span><text:span text:style-name="OperatorTok">=</text:span><text:span text:style-name="VariableTok">$(</text:span><text:span text:style-name="FunctionTok">df</text:span><text:span text:style-name="NormalTok"> </text:span><text:span text:style-name="AttributeTok">-h</text:span><text:span text:style-name="NormalTok"> </text:span><text:span text:style-name="StringTok">"</text:span><text:span text:style-name="VariableTok">$partition</text:span><text:span text:style-name="StringTok">"</text:span><text:span text:style-name="NormalTok"> </text:span><text:span text:style-name="KeywordTok">|</text:span><text:span text:style-name="NormalTok"> </text:span><text:span text:style-name="FunctionTok">awk</text:span><text:span text:style-name="NormalTok"> </text:span><text:span text:style-name="StringTok">'NR==2 {print $2}'</text:span><text:span text:style-name="NormalTok"> </text:span><text:span text:style-name="KeywordTok">|</text:span><text:span text:style-name="NormalTok"> </text:span><text:span text:style-name="FunctionTok">sed</text:span><text:span text:style-name="NormalTok"> </text:span><text:span text:style-name="StringTok">'s/G//; s/M//; s/T//'</text:span><text:span text:style-name="NormalTok"> </text:span><text:span text:style-name="VariableTok">)</text:span><text:span text:style-name="NormalTok"> </text:span><text:span text:style-name="CommentTok"># Get total space in a comparable unit (assuming largest is Terabytes)</text:span> </text:p>
      <text:p text:style-name="Preformatted_20_Text"><text:soft-page-break/></text:p>
      <text:p text:style-name="Preformatted_20_Text"><text:span text:style-name="VariableTok">free_percent</text:span><text:span text:style-name="OperatorTok">=</text:span><text:span text:style-name="VariableTok">$((</text:span><text:span text:style-name="NormalTok"> (</text:span><text:span text:style-name="VariableTok">free_space</text:span><text:span text:style-name="NormalTok"> </text:span><text:span text:style-name="OperatorTok">*</text:span><text:span text:style-name="NormalTok"> </text:span><text:span text:style-name="DecValTok">100</text:span><text:span text:style-name="NormalTok">) </text:span><text:span text:style-name="OperatorTok">/</text:span><text:span text:style-name="NormalTok"> </text:span><text:span text:style-name="VariableTok">total_space</text:span><text:span text:style-name="NormalTok"> </text:span><text:span text:style-name="VariableTok">))</text:span> </text:p>
      <text:p text:style-name="Preformatted_20_Text"/>
      <text:p text:style-name="Preformatted_20_Text"/>
      <text:p text:style-name="Preformatted_20_Text"><text:span text:style-name="ControlFlowTok">if</text:span><text:span text:style-name="NormalTok"> </text:span><text:span text:style-name="KeywordTok">((</text:span><text:span text:style-name="NormalTok"> </text:span><text:span text:style-name="VariableTok">free_percent</text:span><text:span text:style-name="NormalTok"> </text:span><text:span text:style-name="OperatorTok">&lt;</text:span><text:span text:style-name="NormalTok"> </text:span><text:span text:style-name="VariableTok">threshold_percent</text:span><text:span text:style-name="NormalTok"> </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Warning: Free disk space on </text:span><text:span text:style-name="VariableTok">$partition</text:span><text:span text:style-name="StringTok"> is below </text:span><text:span text:style-name="VariableTok">$threshold_percent</text:span><text:span text:style-name="StringTok">% (</text:span><text:span text:style-name="VariableTok">$free_space</text:span><text:span text:style-name="StringTok"> remaining)."</text:span> </text:p>
      <text:p text:style-name="Preformatted_20_Text"><text:span text:style-name="NormalTok"><text:s text:c="2"/></text:span><text:span text:style-name="CommentTok"># You could add actions here, like sending an email alert</text:span> </text:p>
      <text:p text:style-name="Preformatted_20_Text"><text:span text:style-name="ControlFlowTok">fi</text:span> </text:p>
      <text:p text:style-name="First_20_paragraph"><text:span text:style-name="T1">Explanation</text:span>:</text:p>
      <text:list xml:id="list2834244896" text:style-name="L14">
        <text:list-item>
          <text:p text:style-name="P22"><text:span text:style-name="Source_5f_Text">partition</text:span> and <text:span text:style-name="Source_5f_Text">threshold_percent</text:span>: Variables to configure the script.</text:p>
        </text:list-item>
        <text:list-item>
          <text:p text:style-name="P22"><text:span text:style-name="Source_5f_Text">df -h "$partition"</text:span>: This command shows disk space usage in a human-readable format for the specified partition.</text:p>
        </text:list-item>
        <text:list-item>
          <text:p text:style-name="P22"><text:span text:style-name="Source_5f_Text">awk 'NR==2 {print $4}'</text:span>: This extracts the "Avail" (available space) column from the output of df.</text:p>
        </text:list-item>
        <text:list-item>
          <text:p text:style-name="P22"><text:span text:style-name="Source_5f_Text">sed 's/%//'</text:span>: This removes the percentage sign from the output.</text:p>
        </text:list-item>
        <text:list-item>
          <text:p text:style-name="P22">Similar commands are used to get the total space. Note that this part makes a simplification by removing 'G', 'M', or 'T' to allow for a basic percentage calculation. A more robust solution might involve converting units to a common base.</text:p>
        </text:list-item>
        <text:list-item>
          <text:p text:style-name="P22"><text:span text:style-name="Source_5f_Text">free_percent=$(( (free_space * 100) / total_space ))</text:span>: Calculates the percentage of free space.</text:p>
        </text:list-item>
        <text:list-item>
          <text:p text:style-name="P22"><text:span text:style-name="Source_5f_Text">if (( free_percent &lt; threshold_percent ))</text:span>: This checks if the free space percentage is below the defined threshold.</text:p>
        </text:list-item>
        <text:list-item>
          <text:p text:style-name="P22"><text:span text:style-name="Source_5f_Text">echo "Warning..."</text:span>: If the threshold is reached, a warning message is displayed. You could extend this to send an email or trigger other actions.</text:p>
        </text:list-item>
      </text:list>
      <text:h text:style-name="Heading_20_4" text:outline-level="4"><text:bookmark-start text:name="example-of-adding-multiple-users"/>Example of Adding Multiple Users<text:bookmark-end text:name="example-of-adding-multiple-users"/></text:h>
      <text:p text:style-name="First_20_paragraph">Let's say you have a file named new_users.txt where each line contains the username you want to add. This script will read that file and create the users:</text:p>
      <text:p text:style-name="Preformatted_20_Text"><text:span text:style-name="CommentTok">#!/bin/bash</text:span> </text:p>
      <text:p text:style-name="Preformatted_20_Text"/>
      <text:p text:style-name="Preformatted_20_Text"><text:span text:style-name="VariableTok">user_list_file</text:span><text:span text:style-name="OperatorTok">=</text:span><text:span text:style-name="StringTok">"new_users.txt"</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OtherTok">!</text:span><text:span text:style-name="NormalTok"> </text:span><text:span text:style-name="OtherTok">-f</text:span><text:span text:style-name="NormalTok"> </text:span><text:span text:style-name="StringTok">"</text:span><text:span text:style-name="VariableTok">$user_list_file</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Error: User list file '</text:span><text:span text:style-name="VariableTok">$user_list_file</text:span><text:span text:style-name="StringTok">' not found."</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ControlFlowTok">while</text:span><text:span text:style-name="NormalTok"> </text:span><text:span text:style-name="VariableTok">IFS</text:span><text:span text:style-name="OperatorTok">=</text:span><text:span text:style-name="NormalTok"> </text:span><text:span text:style-name="BuiltInTok">read</text:span><text:span text:style-name="NormalTok"> </text:span><text:span text:style-name="AttributeTok">-r</text:span><text:span text:style-name="NormalTok"> </text:span><text:span text:style-name="VariableTok">username</text:span><text:span text:style-name="KeywordTok">;</text:span><text:span text:style-name="NormalTok"> </text:span><text:span text:style-name="ControlFlowTok">do</text:span> </text:p>
      <text:p text:style-name="Preformatted_20_Text"><text:span text:style-name="NormalTok"><text:s text:c="2"/></text:span><text:span text:style-name="FunctionTok">id</text:span><text:span text:style-name="NormalTok"> </text:span><text:span text:style-name="AttributeTok">-u</text:span><text:span text:style-name="NormalTok"> </text:span><text:span text:style-name="StringTok">"</text:span><text:span text:style-name="VariableTok">$username</text:span><text:span text:style-name="StringTok">"</text:span><text:span text:style-name="NormalTok"> </text:span><text:span text:style-name="OperatorTok">&amp;&gt;</text:span><text:span text:style-name="NormalTok">/dev/null</text:span> </text:p>
      <text:p text:style-name="Preformatted_20_Text"><text:span text:style-name="NormalTok"><text:s text:c="2"/></text:span><text:span text:style-name="ControlFlowTok">if</text:span><text:span text:style-name="NormalTok"> </text:span><text:span text:style-name="BuiltInTok">[</text:span><text:span text:style-name="NormalTok"> </text:span><text:span text:style-name="Variable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4"/></text:span><text:span text:style-name="BuiltInTok">echo</text:span><text:span text:style-name="NormalTok"> </text:span><text:span text:style-name="StringTok">"Adding user: </text:span><text:span text:style-name="VariableTok">$username</text:span><text:span text:style-name="StringTok">"</text:span> </text:p>
      <text:p text:style-name="Preformatted_20_Text"><text:span text:style-name="NormalTok"><text:s text:c="4"/></text:span><text:span text:style-name="ExtensionTok">useradd</text:span><text:span text:style-name="NormalTok"> </text:span><text:span text:style-name="StringTok">"</text:span><text:span text:style-name="VariableTok">$username</text:span><text:span text:style-name="StringTok">"</text:span> </text:p>
      <text:p text:style-name="Preformatted_20_Text"><text:span text:style-name="NormalTok"><text:s text:c="4"/></text:span><text:span text:style-name="CommentTok"># You might want to add default password setting or other user setup here</text:span> </text:p>
      <text:p text:style-name="Preformatted_20_Text"><text:span text:style-name="NormalTok"><text:s text:c="2"/></text:span><text:span text:style-name="ControlFlowTok">else</text:span> </text:p>
      <text:p text:style-name="Preformatted_20_Text"><text:span text:style-name="NormalTok"><text:s text:c="4"/></text:span><text:span text:style-name="BuiltInTok">echo</text:span><text:span text:style-name="NormalTok"> </text:span><text:span text:style-name="StringTok">"User '</text:span><text:span text:style-name="VariableTok">$username</text:span><text:span text:style-name="StringTok">' already exists."</text:span> </text:p>
      <text:p text:style-name="Preformatted_20_Text"><text:span text:style-name="NormalTok"><text:s text:c="2"/></text:span><text:span text:style-name="ControlFlowTok">fi</text:span> </text:p>
      <text:p text:style-name="Preformatted_20_Text"><text:span text:style-name="ControlFlowTok">done</text:span><text:span text:style-name="NormalTok"> </text:span><text:span text:style-name="OperatorTok">&lt;</text:span><text:span text:style-name="NormalTok"> </text:span><text:span text:style-name="StringTok">"</text:span><text:span text:style-name="VariableTok">$user_list_file</text:span><text:span text:style-name="StringTok">"</text:span> </text:p>
      <text:p text:style-name="Preformatted_20_Text"><text:soft-page-break/></text:p>
      <text:p text:style-name="Preformatted_20_Text"><text:span text:style-name="BuiltInTok">echo</text:span><text:span text:style-name="NormalTok"> </text:span><text:span text:style-name="StringTok">"User creation process completed."</text:span> </text:p>
      <text:p text:style-name="First_20_paragraph"><text:span text:style-name="T1">Explanation</text:span>:</text:p>
      <text:list xml:id="list1228755202" text:style-name="L15">
        <text:list-item>
          <text:p text:style-name="P23"><text:span text:style-name="Source_5f_Text">user_list_file</text:span>: A variable holding the name of the file containing the usernames.</text:p>
        </text:list-item>
        <text:list-item>
          <text:p text:style-name="P23">The script first checks if the user list file exists.</text:p>
        </text:list-item>
        <text:list-item>
          <text:p text:style-name="P23"><text:span text:style-name="Source_5f_Text">while IFS= read -r username; do ... done &lt; "$user_list_file"</text:span>: This loop reads the file line by line, with each line being stored in the username variable.</text:p>
        </text:list-item>
        <text:list-item>
          <text:p text:style-name="P23"><text:span text:style-name="Source_5f_Text">IFS=</text:span>: Prevents whitespace splitting.</text:p>
        </text:list-item>
        <text:list-item>
          <text:p text:style-name="P23"><text:span text:style-name="Source_5f_Text">read -r username</text:span>: Reads the line raw, without interpreting backslashes.</text:p>
        </text:list-item>
        <text:list-item>
          <text:p text:style-name="P23"><text:span text:style-name="Source_5f_Text">id -u "$username" &amp;&gt;/dev/null</text:span>: This command tries to get the user ID of the given username. If the user doesn't exist, it will return a non-zero exit code. The output is redirected to <text:span text:style-name="Source_5f_Text">/dev/null</text:span> because we only care about the exit code.</text:p>
        </text:list-item>
        <text:list-item>
          <text:p text:style-name="P23"><text:span text:style-name="Source_5f_Text">if [ $? -ne 0 ]</text:span>: This checks if the exit code of the previous command (<text:span text:style-name="Source_5f_Text">id -u</text:span>) was not zero (meaning the user doesn't exist).</text:p>
        </text:list-item>
        <text:list-item>
          <text:p text:style-name="P23"><text:span text:style-name="Source_5f_Text">useradd "$username"</text:span>: This command adds the new user. You would typically follow this with setting a password (<text:span text:style-name="Source_5f_Text">passwd "$username"</text:span>) and potentially adding the user to groups.</text:p>
        </text:list-item>
        <text:list-item>
          <text:p text:style-name="P23"><text:span text:style-name="Source_5f_Text">else</text:span>: If the user already exists, a message is displayed.</text:p>
        </text:list-item>
      </text:list>
      <text:h text:style-name="Heading_20_4" text:outline-level="4"><text:bookmark-start text:name="basic-software-update-script"/>Basic Software Update Script<text:bookmark-end text:name="basic-software-update-script"/></text:h>
      <text:p text:style-name="First_20_paragraph">Imagine you want to ensure a specific package is always installed on your system. This simple script checks if it's installed and installs it if it's not:</text:p>
      <text:p text:style-name="Preformatted_20_Text"><text:span text:style-name="CommentTok">#!/bin/bash</text:span> </text:p>
      <text:p text:style-name="Preformatted_20_Text"/>
      <text:p text:style-name="Preformatted_20_Text"><text:span text:style-name="VariableTok">package_name</text:span><text:span text:style-name="OperatorTok">=</text:span><text:span text:style-name="StringTok">"nginx"</text:span><text:span text:style-name="NormalTok"> <text:s/></text:span><text:span text:style-name="CommentTok"># The software package you want to ensure is installed</text:span> </text:p>
      <text:p text:style-name="Preformatted_20_Text"/>
      <text:p text:style-name="Preformatted_20_Text"><text:span text:style-name="ControlFlowTok">if</text:span><text:span text:style-name="NormalTok"> </text:span><text:span text:style-name="OtherTok">! </text:span><text:span text:style-name="ExtensionTok">dpkg</text:span><text:span text:style-name="NormalTok"> </text:span><text:span text:style-name="AttributeTok">-s</text:span><text:span text:style-name="NormalTok"> </text:span><text:span text:style-name="StringTok">"</text:span><text:span text:style-name="VariableTok">$package_name</text:span><text:span text:style-name="StringTok">"</text:span><text:span text:style-name="NormalTok"> </text:span><text:span text:style-name="OperatorTok">&amp;&gt;</text:span><text:span text:style-name="NormalTok">/dev/null</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Package '</text:span><text:span text:style-name="VariableTok">$package_name</text:span><text:span text:style-name="StringTok">' is not installed. Installing..."</text:span> </text:p>
      <text:p text:style-name="Preformatted_20_Text"><text:span text:style-name="NormalTok"><text:s text:c="2"/></text:span><text:span text:style-name="FunctionTok">sudo</text:span><text:span text:style-name="NormalTok"> apt update</text:span> </text:p>
      <text:p text:style-name="Preformatted_20_Text"><text:span text:style-name="NormalTok"><text:s text:c="2"/></text:span><text:span text:style-name="FunctionTok">sudo</text:span><text:span text:style-name="NormalTok"> apt install </text:span><text:span text:style-name="AttributeTok">-y</text:span><text:span text:style-name="NormalTok"> </text:span><text:span text:style-name="StringTok">"</text:span><text:span text:style-name="VariableTok">$package_name</text:span><text:span text:style-name="StringTok">"</text:span> </text:p>
      <text:p text:style-name="Preformatted_20_Text"><text:span text:style-name="NormalTok"><text:s text:c="2"/></text:span><text:span text:style-name="ControlFlowTok">if</text:span><text:span text:style-name="NormalTok"> </text:span><text:span text:style-name="BuiltInTok">[</text:span><text:span text:style-name="NormalTok"> </text:span><text:span text:style-name="VariableTok">$?</text:span><text:span text:style-name="NormalTok"> </text:span><text:span text:style-name="OtherTok">-eq</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4"/></text:span><text:span text:style-name="BuiltInTok">echo</text:span><text:span text:style-name="NormalTok"> </text:span><text:span text:style-name="StringTok">"Package '</text:span><text:span text:style-name="VariableTok">$package_name</text:span><text:span text:style-name="StringTok">' installed successfully."</text:span> </text:p>
      <text:p text:style-name="Preformatted_20_Text"><text:span text:style-name="NormalTok"><text:s text:c="2"/></text:span><text:span text:style-name="ControlFlowTok">else</text:span> </text:p>
      <text:p text:style-name="Preformatted_20_Text"><text:span text:style-name="NormalTok"><text:s text:c="4"/></text:span><text:span text:style-name="BuiltInTok">echo</text:span><text:span text:style-name="NormalTok"> </text:span><text:span text:style-name="StringTok">"Error installing package '</text:span><text:span text:style-name="VariableTok">$package_name</text:span><text:span text:style-name="StringTok">'."</text:span> </text:p>
      <text:p text:style-name="Preformatted_20_Text"><text:span text:style-name="NormalTok"><text:s text:c="4"/></text:span><text:span text:style-name="BuiltInTok">exit</text:span><text:span text:style-name="NormalTok"> 1</text:span> </text:p>
      <text:p text:style-name="Preformatted_20_Text"><text:span text:style-name="NormalTok"><text:s text:c="2"/></text:span><text:span text:style-name="ControlFlowTok">fi</text:span> </text:p>
      <text:p text:style-name="Preformatted_20_Text"><text:span text:style-name="ControlFlowTok">else</text:span> </text:p>
      <text:p text:style-name="Preformatted_20_Text"><text:span text:style-name="NormalTok"><text:s text:c="2"/></text:span><text:span text:style-name="BuiltInTok">echo</text:span><text:span text:style-name="NormalTok"> </text:span><text:span text:style-name="StringTok">"Package '</text:span><text:span text:style-name="VariableTok">$package_name</text:span><text:span text:style-name="StringTok">' is already installed."</text:span> </text:p>
      <text:p text:style-name="Preformatted_20_Text"><text:span text:style-name="ControlFlowTok">fi</text:span> </text:p>
      <text:p text:style-name="First_20_paragraph"><text:span text:style-name="T1">Explanation</text:span>:</text:p>
      <text:list xml:id="list3356723109" text:style-name="L16">
        <text:list-item>
          <text:p text:style-name="P24"><text:span text:style-name="Source_5f_Text">package_name</text:span>: A variable holding the name of the package.</text:p>
        </text:list-item>
        <text:list-item>
          <text:p text:style-name="P24"><text:span text:style-name="Source_5f_Text">if ! dpkg -s "$package_name" &amp;&gt;/dev/null</text:span>: This checks if the package is installed.</text:p>
          <text:list text:style-name="L17">
            <text:list-item>
              <text:p text:style-name="P25"><text:span text:style-name="Source_5f_Text">dpkg -s "$package_name"</text:span>: This command checks the status of the Debian package.</text:p>
            </text:list-item>
            <text:list-item>
              <text:p text:style-name="P25"><text:span text:style-name="Source_5f_Text">!</text:span>: This negates the result, so the <text:span text:style-name="Source_5f_Text">if</text:span> block runs if the command fails (meaning the package is not installed).</text:p>
            </text:list-item>
            <text:list-item>
              <text:p text:style-name="P25"><text:soft-page-break/><text:span text:style-name="Source_5f_Text">&amp;&gt;/dev/null</text:span>: This redirects both standard output and standard error to <text:span text:style-name="Source_5f_Text">/dev/null</text:span> as we only care about the exit code.</text:p>
            </text:list-item>
          </text:list>
        </text:list-item>
        <text:list-item>
          <text:p text:style-name="P24"><text:span text:style-name="Source_5f_Text">sudo apt update</text:span>: Updates the package lists.</text:p>
        </text:list-item>
        <text:list-item>
          <text:p text:style-name="P24"><text:span text:style-name="Source_5f_Text">sudo apt install -y "$package_name"</text:span>: Installs the specified package without prompting for confirmation (-y). Be cautious when using -y in more complex scripts.</text:p>
        </text:list-item>
        <text:list-item>
          <text:p text:style-name="P24"><text:span text:style-name="Source_5f_Text">if [ $? -eq 0 ]</text:span>: Checks if the previous command (<text:span text:style-name="Source_5f_Text">apt install</text:span>) exited with a zero status code (meaning success).</text:p>
        </text:list-item>
        <text:list-item>
          <text:p text:style-name="P24">The <text:span text:style-name="Source_5f_Text">else</text:span> block handles the case where the package is already installed.</text:p>
        </text:list-item>
      </text:list>
      <text:p text:style-name="First_20_paragraph">Keep in mind that real-world software deployment scripts can be much more intricate, handling configurations, dependencies, and error recovery.</text:p>
      <text:h text:style-name="Heading_20_4" text:outline-level="4"><text:bookmark-start text:name="example-data-backup-script"/>Example Data Backup Script<text:bookmark-end text:name="example-data-backup-script"/></text:h>
      <text:p text:style-name="First_20_paragraph">This script will create a simple backup of a specified directory to another location using the tar command.</text:p>
      <text:p text:style-name="Preformatted_20_Text"><text:span text:style-name="CommentTok">#!/bin/bash</text:span> </text:p>
      <text:p text:style-name="Preformatted_20_Text"/>
      <text:p text:style-name="Preformatted_20_Text"><text:span text:style-name="VariableTok">source_dir</text:span><text:span text:style-name="OperatorTok">=</text:span><text:span text:style-name="StringTok">"/home/user/important_data"</text:span><text:span text:style-name="NormalTok"> <text:s/></text:span><text:span text:style-name="CommentTok"># The directory you want to back up</text:span> </text:p>
      <text:p text:style-name="Preformatted_20_Text"><text:span text:style-name="VariableTok">backup_dir</text:span><text:span text:style-name="OperatorTok">=</text:span><text:span text:style-name="StringTok">"/mnt/backup"</text:span><text:span text:style-name="NormalTok"> <text:s text:c="12"/></text:span><text:span text:style-name="CommentTok"># The directory where you want to store the backup</text:span> </text:p>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text:span text:style-name="VariableTok">backup_file</text:span><text:span text:style-name="OperatorTok">=</text:span><text:span text:style-name="StringTok">"</text:span><text:span text:style-name="VariableTok">$backup_dir</text:span><text:span text:style-name="StringTok">/backup_</text:span><text:span text:style-name="VariableTok">$timestamp</text:span><text:span text:style-name="StringTok">.tar.gz"</text:span> </text:p>
      <text:p text:style-name="Preformatted_20_Text"/>
      <text:p text:style-name="Preformatted_20_Text"><text:span text:style-name="CommentTok"># Create the backup directory if it doesn't exist</text:span> </text:p>
      <text:p text:style-name="Preformatted_20_Text"><text:span text:style-name="FunctionTok">mkdir</text:span><text:span text:style-name="NormalTok"> </text:span><text:span text:style-name="AttributeTok">-p</text:span><text:span text:style-name="NormalTok"> </text:span><text:span text:style-name="StringTok">"</text:span><text:span text:style-name="VariableTok">$backup_dir</text:span><text:span text:style-name="StringTok">"</text:span> </text:p>
      <text:p text:style-name="Preformatted_20_Text"/>
      <text:p text:style-name="Preformatted_20_Text"><text:span text:style-name="BuiltInTok">echo</text:span><text:span text:style-name="NormalTok"> </text:span><text:span text:style-name="StringTok">"Creating backup of '</text:span><text:span text:style-name="VariableTok">$source_dir</text:span><text:span text:style-name="StringTok">' to '</text:span><text:span text:style-name="VariableTok">$backup_file</text:span><text:span text:style-name="StringTok">'..."</text:span> </text:p>
      <text:p text:style-name="Preformatted_20_Text"><text:span text:style-name="FunctionTok">tar</text:span><text:span text:style-name="NormalTok"> </text:span><text:span text:style-name="AttributeTok">-czvf</text:span><text:span text:style-name="NormalTok"> </text:span><text:span text:style-name="StringTok">"</text:span><text:span text:style-name="VariableTok">$backup_file</text:span><text:span text:style-name="StringTok">"</text:span><text:span text:style-name="NormalTok"> </text:span><text:span text:style-name="StringTok">"</text:span><text:span text:style-name="VariableTok">$source_dir</text:span><text:span text:style-name="StringTok">"</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VariableTok">$?</text:span><text:span text:style-name="NormalTok"> </text:span><text:span text:style-name="OtherTok">-eq</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Backup created successfully!"</text:span> </text:p>
      <text:p text:style-name="Preformatted_20_Text"><text:span text:style-name="ControlFlowTok">else</text:span> </text:p>
      <text:p text:style-name="Preformatted_20_Text"><text:span text:style-name="NormalTok"><text:s text:c="2"/></text:span><text:span text:style-name="BuiltInTok">echo</text:span><text:span text:style-name="NormalTok"> </text:span><text:span text:style-name="StringTok">"Error during backup."</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First_20_paragraph"><text:span text:style-name="T1">Explanation</text:span>:</text:p>
      <text:list xml:id="list274499108" text:style-name="L18">
        <text:list-item>
          <text:p text:style-name="P26"><text:span text:style-name="Source_5f_Text">source_dir</text:span> and <text:span text:style-name="Source_5f_Text">backup_dir</text:span>: Variables defining the source and destination directories. Make sure <text:span text:style-name="Source_5f_Text">$backup_dir</text:span> exists and has enough space!</text:p>
        </text:list-item>
        <text:list-item>
          <text:p text:style-name="P26"><text:span text:style-name="Source_5f_Text">timestamp</text:span>: Generates a timestamp to include in the backup filename.</text:p>
        </text:list-item>
        <text:list-item>
          <text:p text:style-name="P26"><text:span text:style-name="Source_5f_Text">backup_file</text:span>: Constructs the full path and filename for the backup archive.</text:p>
        </text:list-item>
        <text:list-item>
          <text:p text:style-name="P26"><text:span text:style-name="Source_5f_Text">mkdir -p "$backup_dir"</text:span>: Creates the backup directory if it doesn't exist.</text:p>
        </text:list-item>
        <text:list-item>
          <text:p text:style-name="P26"><text:span text:style-name="Source_5f_Text">tar -czvf "$backup_file" "$source_dir"</text:span>: This is the core command for creating the backup.</text:p>
          <text:list text:style-name="L19">
            <text:list-item>
              <text:p text:style-name="P27"><text:span text:style-name="Source_5f_Text">tar</text:span>: The archiving utility.</text:p>
            </text:list-item>
            <text:list-item>
              <text:p text:style-name="P27"><text:span text:style-name="Source_5f_Text">-c</text:span>: Create an archive.</text:p>
            </text:list-item>
            <text:list-item>
              <text:p text:style-name="P27"><text:span text:style-name="Source_5f_Text">-z</text:span>: Compress the archive using gzip.</text:p>
            </text:list-item>
            <text:list-item>
              <text:p text:style-name="P27"><text:soft-page-break/><text:span text:style-name="Source_5f_Text">-v</text:span>: Verbose output (shows the files being archived).</text:p>
            </text:list-item>
            <text:list-item>
              <text:p text:style-name="P27"><text:span text:style-name="Source_5f_Text">-f "$backup_file"</text:span>: Specifies the name of the archive file.</text:p>
            </text:list-item>
            <text:list-item>
              <text:p text:style-name="P27"><text:span text:style-name="Source_5f_Text">"$source_dir"</text:span>: The directory to be included in the archive.</text:p>
            </text:list-item>
          </text:list>
        </text:list-item>
        <text:list-item>
          <text:p text:style-name="P26">The <text:span text:style-name="Source_5f_Text">if</text:span> statement checks the exit code of the <text:span text:style-name="Source_5f_Text">tar</text:span> command to see if the backup was successful.</text:p>
        </text:list-item>
      </text:list>
      <text:p text:style-name="First_20_paragraph">This script creates a compressed archive of your important data with a timestamp in the filename.</text:p>
      <text:h text:style-name="Heading_20_3" text:outline-level="3"><text:bookmark-start text:name="back-to-writing-our-own-automation-scripts"/>Back to Writing Our Own Automation Scripts<text:bookmark-end text:name="back-to-writing-our-own-automation-scripts"/></text:h>
      <text:p text:style-name="First_20_paragraph">At its core, a Bash script is simply a text file containing a sequence of commands that you would normally type into your terminal. The magic happens when you put these commands together in a file, make it executable, and then run it.</text:p>
      <text:p text:style-name="Text_20_body">Let's take one of the simpler automation ideas, like backing up a specific file. Imagine you have a configuration file called <text:span text:style-name="Source_5f_Text">myconfig.txt</text:span> in your home directory that you want to back up to a directory called backup in your home directory.</text:p>
      <text:p text:style-name="Text_20_body">Here's how a very basic script to do this might look:</text:p>
      <text:p text:style-name="Preformatted_20_Text"><text:span text:style-name="CommentTok">#!/bin/bash</text:span> </text:p>
      <text:p text:style-name="Preformatted_20_Text"/>
      <text:p text:style-name="Preformatted_20_Text"><text:span text:style-name="CommentTok"># Define the source file and the backup directory</text:span> </text:p>
      <text:p text:style-name="Preformatted_20_Text"><text:span text:style-name="VariableTok">source_file</text:span><text:span text:style-name="OperatorTok">=</text:span><text:span text:style-name="StringTok">"</text:span><text:span text:style-name="VariableTok">$HOME</text:span><text:span text:style-name="StringTok">/myconfig.txt"</text:span> </text:p>
      <text:p text:style-name="Preformatted_20_Text"><text:span text:style-name="VariableTok">backup_dir</text:span><text:span text:style-name="OperatorTok">=</text:span><text:span text:style-name="StringTok">"</text:span><text:span text:style-name="VariableTok">$HOME</text:span><text:span text:style-name="StringTok">/backup"</text:span> </text:p>
      <text:p text:style-name="Preformatted_20_Text"/>
      <text:p text:style-name="Preformatted_20_Text"><text:span text:style-name="CommentTok"># Create the backup directory if it doesn't exist</text:span> </text:p>
      <text:p text:style-name="Preformatted_20_Text"><text:span text:style-name="FunctionTok">mkdir</text:span><text:span text:style-name="NormalTok"> </text:span><text:span text:style-name="AttributeTok">-p</text:span><text:span text:style-name="NormalTok"> </text:span><text:span text:style-name="StringTok">"</text:span><text:span text:style-name="VariableTok">$backup_dir</text:span><text:span text:style-name="StringTok">"</text:span> </text:p>
      <text:p text:style-name="Preformatted_20_Text"/>
      <text:p text:style-name="Preformatted_20_Text"><text:span text:style-name="CommentTok"># Create the backup file with a timestamp</text:span> </text:p>
      <text:p text:style-name="Preformatted_20_Text"><text:span text:style-name="FunctionTok">cp</text:span><text:span text:style-name="NormalTok"> </text:span><text:span text:style-name="StringTok">"</text:span><text:span text:style-name="VariableTok">$source_file</text:span><text:span text:style-name="StringTok">"</text:span><text:span text:style-name="NormalTok"> </text:span><text:span text:style-name="StringTok">"</text:span><text:span text:style-name="VariableTok">$backup_dir</text:span><text:span text:style-name="StringTok">/myconfig_</text:span><text:span text:style-name="VariableTok">$(</text:span><text:span text:style-name="FunctionTok">date</text:span><text:span text:style-name="NormalTok"> +%Y%m%d_%H%M%S</text:span><text:span text:style-name="VariableTok">)</text:span><text:span text:style-name="StringTok">.txt"</text:span> </text:p>
      <text:p text:style-name="Preformatted_20_Text"/>
      <text:p text:style-name="Preformatted_20_Text"><text:span text:style-name="BuiltInTok">echo</text:span><text:span text:style-name="NormalTok"> </text:span><text:span text:style-name="StringTok">"Backup of </text:span><text:span text:style-name="VariableTok">$source_file</text:span><text:span text:style-name="StringTok"> created successfully in </text:span><text:span text:style-name="VariableTok">$backup_dir</text:span><text:span text:style-name="StringTok">"</text:span> </text:p>
      <text:p text:style-name="First_20_paragraph"><text:span text:style-name="T1">Explanation</text:span>:</text:p>
      <text:list xml:id="list2554107983" text:style-name="L20">
        <text:list-item>
          <text:p text:style-name="P28"><text:span text:style-name="Source_5f_Text">#!/bin/bash</text:span>: As we saw before, this tells the system to use Bash to execute the script.</text:p>
        </text:list-item>
        <text:list-item>
          <text:p text:style-name="P28"><text:span text:style-name="Source_5f_Text">source_file="$HOME/myconfig.txt"</text:span> and <text:span text:style-name="Source_5f_Text">backup_dir="$HOME/backup"</text:span>: We're using variables here to store the paths to our source file and backup directory. This makes the script more readable and easier to change later. <text:span text:style-name="Source_5f_Text">$HOME</text:span> is a special Bash variable that represents your home directory.</text:p>
        </text:list-item>
        <text:list-item>
          <text:p text:style-name="P28"><text:span text:style-name="Source_5f_Text">mkdir -p "$backup_dir"</text:span>: This command creates the <text:span text:style-name="Source_5f_Text">backup</text:span> directory if it doesn't already exist. The <text:span text:style-name="Source_5f_Text">-p</text:span> option ensures that if the parent directories of <text:span text:style-name="Source_5f_Text">backup</text:span> don't exist, they will also be created.</text:p>
        </text:list-item>
        <text:list-item>
          <text:p text:style-name="P28"><text:span text:style-name="Source_5f_Text">cp "$source_file" "$backup_dir/myconfig_$(date +%Y%m%d_%H%M%S).txt"</text:span>: This is the command that actually performs the backup.</text:p>
          <text:list text:style-name="L21">
            <text:list-item>
              <text:p text:style-name="P29"><text:span text:style-name="Source_5f_Text">cp</text:span>: The command for copying files.</text:p>
            </text:list-item>
            <text:list-item>
              <text:p text:style-name="P29"><text:span text:style-name="Source_5f_Text">"$source_file"</text:span>: The file we want to copy. We use double quotes around variables to handle cases where filenames might contain spaces.</text:p>
            </text:list-item>
            <text:list-item>
              <text:p text:style-name="P29"><text:span text:style-name="Source_5f_Text">"$backup_dir/myconfig_$(date +%Y%m%d_%H%M%S).txt"</text:span>: The destination. We're <text:soft-page-break/>creating a new file in the <text:span text:style-name="Source_5f_Text">backup</text:span> directory. The <text:span text:style-name="Source_5f_Text">$(date +%Y%m%d_%H%M%S)</text:span> part is a command substitution. It runs the date command with a specific format (YearMonthDay_HourMinuteSecond) and inserts the output into the filename, creating a unique timestamp for each backup.</text:p>
            </text:list-item>
          </text:list>
        </text:list-item>
        <text:list-item>
          <text:p text:style-name="P28"><text:span text:style-name="Source_5f_Text">echo "Backup of $source_file created successfully in $backup_dir"</text:span>: This line simply prints a message to the terminal indicating that the backup was successful.</text:p>
        </text:list-item>
      </text:list>
      <text:p text:style-name="First_20_paragraph">To run this script, you would:</text:p>
      <text:list xml:id="list1987266886" text:style-name="L22">
        <text:list-item>
          <text:p text:style-name="P30">Save it to a file, for example, <text:span text:style-name="Source_5f_Text">backup_config.sh</text:span>.</text:p>
        </text:list-item>
        <text:list-item>
          <text:p text:style-name="P30">Make it executable using the command: <text:span text:style-name="Source_5f_Text">chmod +x backup_config.sh</text:span>.</text:p>
        </text:list-item>
        <text:list-item>
          <text:p text:style-name="P30">Run it from your terminal using: <text:span text:style-name="Source_5f_Text">./backup_config.sh</text:span>.</text:p>
        </text:list-item>
      </text:list>
      <text:h text:style-name="Heading_20_2" text:outline-level="2"><text:bookmark-start text:name="scheduling-automated-tasks-with-cron"/>Scheduling Automated Tasks With Cron<text:bookmark-end text:name="scheduling-automated-tasks-with-cron"/></text:h>
      <text:p text:style-name="First_20_paragraph"><text:span text:style-name="T1">Cron</text:span> is a time-based job scheduler in Unix-like operating systems (including Linux and macOS). It allows you to schedule commands or scripts to run automatically at specific times, dates, or intervals. Think of it as your system's built-in automation assistant!</text:p>
      <text:p text:style-name="Text_20_body">To use Cron, you typically edit a file called a crontab (Cron table). Each line in the crontab file represents a <text:span text:style-name="T1">Cron job</text:span> and specifies when and what command or script should be executed.</text:p>
      <text:p text:style-name="Text_20_body">The basic format of a crontab line is as follows:</text:p>
      <text:p text:style-name="Preformatted_20_Text">minute hour day_of_month month day_of_week command_to_run</text:p>
      <text:p text:style-name="First_20_paragraph">Let's break down each of these fields:</text:p>
      <text:list xml:id="list3739076026" text:style-name="L23">
        <text:list-item>
          <text:p text:style-name="P31"><text:span text:style-name="T1">minute</text:span>: Ranges from 0 to 59.</text:p>
        </text:list-item>
        <text:list-item>
          <text:p text:style-name="P31"><text:span text:style-name="T1">hour</text:span>: Ranges from 0 to 23.</text:p>
        </text:list-item>
        <text:list-item>
          <text:p text:style-name="P31"><text:span text:style-name="T1">day_of_month</text:span>: Ranges from 1 to 31.</text:p>
        </text:list-item>
        <text:list-item>
          <text:p text:style-name="P31"><text:span text:style-name="T1">month</text:span>: Ranges from 1 to 12 (or you can use abbreviations like <text:span text:style-name="Source_5f_Text">jan</text:span>, <text:span text:style-name="Source_5f_Text">feb</text:span>, etc.).</text:p>
        </text:list-item>
        <text:list-item>
          <text:p text:style-name="P31"><text:span text:style-name="T1">day_of_week</text:span>: Ranges from 0 to 6 (0 is Sunday, 1 is Monday, and so on, or you can use abbreviations like <text:span text:style-name="Source_5f_Text">sun</text:span>, <text:span text:style-name="Source_5f_Text">mon</text:span>, etc.).</text:p>
        </text:list-item>
        <text:list-item>
          <text:p text:style-name="P31"><text:span text:style-name="T1">command_to_run</text:span>: The actual command or the path to the script you want to execute.</text:p>
        </text:list-item>
      </text:list>
      <text:p text:style-name="First_20_paragraph">For example, if you wanted to run our <text:span text:style-name="Source_5f_Text">backup_config.sh</text:span> script every day at 3:00 AM, your crontab entry might look like this:</text:p>
      <text:p text:style-name="Preformatted_20_Text">0 3 * * * /path/to/your/backup_config.sh</text:p>
      <text:p text:style-name="First_20_paragraph">Here, <text:span text:style-name="Source_5f_Text">0</text:span> specifies the minute (0), <text:span text:style-name="Source_5f_Text">3</text:span> specifies the hour (3 AM), and the asterisks <text:span text:style-name="Source_5f_Text">*</text:span> in the day of the month, month, and day of the week fields mean "every". So, this job will run at 3:00 AM every day of every month, regardless of the day of the week.</text:p>
      <text:p text:style-name="Text_20_body">To edit your crontab, you typically use the command <text:span text:style-name="Source_5f_Text">crontab -e</text:span> in your terminal. This will open a text editor (usually <text:span text:style-name="Source_5f_Text">nano</text:span> or <text:span text:style-name="Source_5f_Text">vi</text:span>) where you can add, modify, or delete Cron jobs.</text:p>
      <text:p text:style-name="Text_20_body">After you save and close the file, Cron will automatically pick up the changes. You can view your current crontab entries using the command <text:span text:style-name="Source_5f_Text">crontab -l</text:span>.</text:p>
      <text:h text:style-name="Heading_20_2" text:outline-level="2"><text:bookmark-start text:name="error-handling-and-logging"/><text:soft-page-break/>Error Handling and Logging<text:bookmark-end text:name="error-handling-and-logging"/></text:h>
      <text:p text:style-name="First_20_paragraph">When you automate tasks with scripts, it's crucial to consider what happens when things don't go as planned. Errors can occur for various reasons: files might be missing, commands might fail, or the system might be in an unexpected state. Implementing proper error handling and logging can make your scripts much more reliable and easier to troubleshoot.</text:p>
      <text:p text:style-name="Text_20_body"><text:span text:style-name="T1">Error Handling</text:span> involves anticipating potential problems and writing your script to respond gracefully when they occur. This might include:</text:p>
      <text:list xml:id="list2889799857" text:style-name="L24">
        <text:list-item>
          <text:p text:style-name="P32"><text:span text:style-name="T1">Checking exit codes</text:span>: Most Unix commands return an exit code (a number between 0 and 255) to indicate whether they succeeded (usually 0) or failed (non-zero). You can use this in your scripts with the <text:span text:style-name="Source_5f_Text">$?</text:span> variable to check the status of the last executed command and take appropriate action.</text:p>
        </text:list-item>
        <text:list-item>
          <text:p text:style-name="P32"><text:span text:style-name="T1">Using conditional statements</text:span>: <text:span text:style-name="Source_5f_Text">if/else</text:span> statements can be used to check for specific error conditions and execute alternative code blocks.</text:p>
        </text:list-item>
        <text:list-item>
          <text:p text:style-name="P32"><text:span text:style-name="T1">Trapping signals</text:span>: You can set up your script to respond to signals (like when someone tries to interrupt it with <text:span text:style-name="Source_5f_Text">Ctrl+C</text:span>).</text:p>
        </text:list-item>
      </text:list>
      <text:p text:style-name="First_20_paragraph"><text:span text:style-name="T1">Logging</text:span> is the practice of recording events that occur during the execution of your script. This can include:</text:p>
      <text:list xml:id="list3149096380" text:style-name="L25">
        <text:list-item>
          <text:p text:style-name="P33"><text:span text:style-name="T1">Start and end times</text:span>: Knowing when your script began and finished.</text:p>
        </text:list-item>
        <text:list-item>
          <text:p text:style-name="P33"><text:span text:style-name="T1">Success and failure messages</text:span>: Indicating whether key steps were completed successfully or if errors occurred.</text:p>
        </text:list-item>
        <text:list-item>
          <text:p text:style-name="P33"><text:span text:style-name="T1">Specific error messages</text:span>: Capturing the details of any errors that arise.</text:p>
        </text:list-item>
        <text:list-item>
          <text:p text:style-name="P33"><text:span text:style-name="T1">Important variables or system states</text:span>: Recording relevant information for debugging.</text:p>
        </text:list-item>
      </text:list>
      <text:p text:style-name="First_20_paragraph">Logging is invaluable for understanding what your script is doing, diagnosing problems when they occur, and auditing its activity. You can log information to the terminal (using <text:span text:style-name="Source_5f_Text">echo</text:span>), to a file, or even to a system logging service.</text:p>
      <text:p text:style-name="Text_20_body">Let's start by focusing on checking exit codes. As mentioned, after every command runs, its exit code is stored in the <text:span text:style-name="Source_5f_Text">$?</text:span> variable. A value of <text:span text:style-name="Source_5f_Text">0</text:span> typically means success, while any non-zero value indicates an error.</text:p>
      <text:p text:style-name="Text_20_body">Here's a simple example of how you might use exit codes for error handling in a script that tries to create a directory:</text:p>
      <text:p text:style-name="Preformatted_20_Text"><text:span text:style-name="CommentTok">#!/bin/bash</text:span> </text:p>
      <text:p text:style-name="Preformatted_20_Text"/>
      <text:p text:style-name="Preformatted_20_Text"><text:span text:style-name="VariableTok">new_dir</text:span><text:span text:style-name="OperatorTok">=</text:span><text:span text:style-name="StringTok">"/tmp/my_new_directory"</text:span> </text:p>
      <text:p text:style-name="Preformatted_20_Text"/>
      <text:p text:style-name="Preformatted_20_Text"><text:span text:style-name="BuiltInTok">echo</text:span><text:span text:style-name="NormalTok"> </text:span><text:span text:style-name="StringTok">"Attempting to create directory: </text:span><text:span text:style-name="VariableTok">$new_dir</text:span><text:span text:style-name="StringTok">"</text:span> </text:p>
      <text:p text:style-name="Preformatted_20_Text"><text:span text:style-name="FunctionTok">mkdir</text:span><text:span text:style-name="NormalTok"> </text:span><text:span text:style-name="StringTok">"</text:span><text:span text:style-name="VariableTok">$new_dir</text:span><text:span text:style-name="StringTok">"</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VariableTok">$?</text:span><text:span text:style-name="NormalTok"> </text:span><text:span text:style-name="OtherTok">-eq</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Directory '</text:span><text:span text:style-name="VariableTok">$new_dir</text:span><text:span text:style-name="StringTok">' created successfully."</text:span> </text:p>
      <text:p text:style-name="Preformatted_20_Text"><text:span text:style-name="ControlFlowTok">else</text:span> </text:p>
      <text:p text:style-name="Preformatted_20_Text"><text:span text:style-name="NormalTok"><text:s text:c="2"/></text:span><text:span text:style-name="BuiltInTok">echo</text:span><text:span text:style-name="NormalTok"> </text:span><text:span text:style-name="StringTok">"Error creating directory '</text:span><text:span text:style-name="VariableTok">$new_dir</text:span><text:span text:style-name="StringTok">'. Exit code: </text:span><text:span text:style-name="VariableTok">$?</text:span><text:span text:style-name="StringTok">"</text:span> </text:p>
      <text:p text:style-name="Preformatted_20_Text"><text:span text:style-name="NormalTok"><text:s text:c="2"/></text:span><text:span text:style-name="BuiltInTok">exit</text:span><text:span text:style-name="NormalTok"> 1 </text:span><text:span text:style-name="CommentTok"># It's good practice to exit with a non-zero code if the script </text:span><text:soft-page-break/><text:span text:style-name="CommentTok">fails</text:span> </text:p>
      <text:p text:style-name="Preformatted_20_Text"><text:span text:style-name="ControlFlowTok">fi</text:span> </text:p>
      <text:p text:style-name="Preformatted_20_Text"/>
      <text:p text:style-name="Preformatted_20_Text"><text:span text:style-name="BuiltInTok">echo</text:span><text:span text:style-name="NormalTok"> </text:span><text:span text:style-name="StringTok">"Script finished."</text:span> </text:p>
      <text:p text:style-name="First_20_paragraph">In this script, we check the exit code of the <text:span text:style-name="Source_5f_Text">mkdir</text:span> command. If it's 0, we print a success message. If it's not 0, we print an error message along with the specific exit code and then exit the script with a non-zero exit code (1), signaling that the script as a whole failed.</text:p>
      <text:h text:style-name="Heading_20_3" text:outline-level="3"><text:bookmark-start text:name="implement-logging-into-your-bash-script"/>Implement Logging Into Your Bash Script<text:bookmark-end text:name="implement-logging-into-your-bash-script"/></text:h>
      <text:p text:style-name="First_20_paragraph">Let's explore how to add logging to our Bash scripts. As we discussed, logging is essential for tracking what your scripts are doing and for troubleshooting any issues that might arise.</text:p>
      <text:p text:style-name="Text_20_body">There are a few common ways to implement logging in Bash:</text:p>
      <text:list xml:id="list1013812854" text:style-name="L26">
        <text:list-item>
          <text:p text:style-name="P34"><text:span text:style-name="T1">Basic Output to the Terminal</text:span>: Using <text:span text:style-name="Source_5f_Text">echo</text:span> to print messages to the standard output. While simple, this isn't persistent and is only useful when you're actively running the script.</text:p>
        </text:list-item>
        <text:list-item>
          <text:p text:style-name="P34"><text:span text:style-name="T1">Redirecting Output to a File</text:span>: You can redirect the output of your <text:span text:style-name="Source_5f_Text">echo</text:span> commands (or even the entire script's output) to a log file using redirection operators like <text:span text:style-name="Source_5f_Text">&gt;</text:span> (overwrite) or <text:span text:style-name="Source_5f_Text">&gt;&gt;</text:span> (append).</text:p>
        </text:list-item>
        <text:list-item>
          <text:p text:style-name="P34"><text:span text:style-name="T1">Using the</text:span> <text:span text:style-name="Source_5f_Text">logger</text:span> <text:span text:style-name="T1">Utility</text:span>: The <text:span text:style-name="Source_5f_Text">logger</text:span> command is a standard Unix utility that provides a more structured way to send log messages to the system log (often <text:span text:style-name="Source_5f_Text">/var/log/syslog</text:span> or a similar file, depending on your system). This is often preferred for system-level scripts.</text:p>
        </text:list-item>
      </text:list>
      <text:p text:style-name="First_20_paragraph">Let's focus on <text:span text:style-name="T1">redirecting output to a file</text:span> first, as it's a common and straightforward approach for many automation scripts.</text:p>
      <text:p text:style-name="Text_20_body">To log to a file, you can simply append <text:span text:style-name="Source_5f_Text">&gt;&gt; /path/to/your/logfile.log</text:span> to your <text:span text:style-name="Source_5f_Text">echo</text:span> commands. For example, let's modify our directory creation script to include logging:</text:p>
      <text:p text:style-name="Preformatted_20_Text"><text:span text:style-name="CommentTok">#!/bin/bash</text:span> </text:p>
      <text:p text:style-name="Preformatted_20_Text"/>
      <text:p text:style-name="Preformatted_20_Text"><text:span text:style-name="VariableTok">new_dir</text:span><text:span text:style-name="OperatorTok">=</text:span><text:span text:style-name="StringTok">"/tmp/my_logged_directory"</text:span> </text:p>
      <text:p text:style-name="Preformatted_20_Text"><text:span text:style-name="VariableTok">log_file</text:span><text:span text:style-name="OperatorTok">=</text:span><text:span text:style-name="StringTok">"/tmp/my_script.log"</text:span> </text:p>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
      <text:p text:style-name="Preformatted_20_Text"><text:span text:style-name="BuiltInTok">echo</text:span><text:span text:style-name="NormalTok"> </text:span><text:span text:style-name="StringTok">"</text:span><text:span text:style-name="VariableTok">$timestamp</text:span><text:span text:style-name="StringTok">: Attempting to create directory: </text:span><text:span text:style-name="VariableTok">$new_dir</text:span><text:span text:style-name="StringTok">"</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reformatted_20_Text"><text:span text:style-name="FunctionTok">mkdir</text:span><text:span text:style-name="NormalTok"> </text:span><text:span text:style-name="StringTok">"</text:span><text:span text:style-name="VariableTok">$new_dir</text:span><text:span text:style-name="StringTok">"</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VariableTok">$?</text:span><text:span text:style-name="NormalTok"> </text:span><text:span text:style-name="OtherTok">-eq</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text:span><text:span text:style-name="VariableTok">$timestamp</text:span><text:span text:style-name="StringTok">: Directory '</text:span><text:span text:style-name="VariableTok">$new_dir</text:span><text:span text:style-name="StringTok">' created successfully."</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reformatted_20_Text"><text:span text:style-name="ControlFlowTok">else</text:span> </text:p>
      <text:p text:style-name="Preformatted_20_Text"><text:span text:style-name="NormalTok"><text:s text:c="2"/></text:span><text:span text:style-name="BuiltInTok">echo</text:span><text:span text:style-name="NormalTok"> </text:span><text:span text:style-name="StringTok">"</text:span><text:span text:style-name="VariableTok">$timestamp</text:span><text:span text:style-name="StringTok">: Error creating directory '</text:span><text:span text:style-name="VariableTok">$new_dir</text:span><text:span text:style-name="StringTok">'. Exit code: </text:span><text:span text:style-name="VariableTok">$?</text:span><text:span text:style-name="StringTok">"</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BuiltInTok">echo</text:span><text:span text:style-name="NormalTok"> </text:span><text:span text:style-name="StringTok">"</text:span><text:span text:style-name="VariableTok">$timestamp</text:span><text:span text:style-name="StringTok">: Script finished."</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First_20_paragraph"><text:soft-page-break/><text:span text:style-name="T1">Changes in this version</text:span>:</text:p>
      <text:list xml:id="list3469021071" text:style-name="L27">
        <text:list-item>
          <text:p text:style-name="P35">We've defined a <text:span text:style-name="Source_5f_Text">log_file</text:span> variable.</text:p>
        </text:list-item>
        <text:list-item>
          <text:p text:style-name="P35">For each important step, we use <text:span text:style-name="Source_5f_Text">echo</text:span> to print a message that includes a timestamp and a description of the event.</text:p>
        </text:list-item>
        <text:list-item>
          <text:p text:style-name="P35">The <text:span text:style-name="Source_5f_Text">&gt;&gt; "$log_file"</text:span> redirects this output and appends it to the specified log file. This way, you'll have a record of each time the script was run and what happened.</text:p>
        </text:list-item>
      </text:list>
      <text:p text:style-name="First_20_paragraph">Now, if you run this script, the output will still appear on your terminal, but it will also be saved in the <text:span text:style-name="Source_5f_Text">/tmp/my_script.log</text:span> file. You can then examine this file later to see the script's history.</text:p>
      <text:h text:style-name="Heading_20_4" text:outline-level="4"><text:bookmark-start text:name="utilizing-the-logger-utility"/>Utilizing the logger utility<text:bookmark-end text:name="utilizing-the-logger-utility"/></text:h>
      <text:p text:style-name="First_20_paragraph">The <text:span text:style-name="Source_5f_Text">logger</text:span> command provides a more standardized way to record messages to the system log. These logs are typically stored in a central location (like <text:span text:style-name="Source_5f_Text">/var/log/syslog</text:span> on Debian/Ubuntu systems or <text:span text:style-name="Source_5f_Text">/var/log/messages</text:span> on Red Hat/CentOS).</text:p>
      <text:p text:style-name="Text_20_body">Here's how we could modify our directory creation script to use <text:span text:style-name="Source_5f_Text">logger</text:span>:</text:p>
      <text:p text:style-name="Preformatted_20_Text"><text:span text:style-name="CommentTok">#!/bin/bash</text:span> </text:p>
      <text:p text:style-name="Preformatted_20_Text"/>
      <text:p text:style-name="Preformatted_20_Text"><text:span text:style-name="VariableTok">new_dir</text:span><text:span text:style-name="OperatorTok">=</text:span><text:span text:style-name="StringTok">"/tmp/my_logged_directory_logger"</text:span> </text:p>
      <text:p text:style-name="Preformatted_20_Text"><text:span text:style-name="VariableTok">script_name</text:span><text:span text:style-name="OperatorTok">=</text:span><text:span text:style-name="StringTok">"create_dir_script"</text:span> </text:p>
      <text:p text:style-name="Preformatted_20_Text"/>
      <text:p text:style-name="Preformatted_20_Text"><text:span text:style-name="BuiltInTok">echo</text:span><text:span text:style-name="NormalTok"> </text:span><text:span text:style-name="StringTok">"Attempting to create directory: </text:span><text:span text:style-name="VariableTok">$new_dir</text:span><text:span text:style-name="StringTok">"</text:span> </text:p>
      <text:p text:style-name="Preformatted_20_Text"><text:span text:style-name="FunctionTok">mkdir</text:span><text:span text:style-name="NormalTok"> </text:span><text:span text:style-name="StringTok">"</text:span><text:span text:style-name="VariableTok">$new_dir</text:span><text:span text:style-name="StringTok">"</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VariableTok">$?</text:span><text:span text:style-name="NormalTok"> </text:span><text:span text:style-name="OtherTok">-eq</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ExtensionTok">logger</text:span><text:span text:style-name="NormalTok"> </text:span><text:span text:style-name="AttributeTok">-t</text:span><text:span text:style-name="NormalTok"> </text:span><text:span text:style-name="StringTok">"</text:span><text:span text:style-name="VariableTok">$script_name</text:span><text:span text:style-name="StringTok">"</text:span><text:span text:style-name="NormalTok"> </text:span><text:span text:style-name="StringTok">"Directory '</text:span><text:span text:style-name="VariableTok">$new_dir</text:span><text:span text:style-name="StringTok">' created successfully."</text:span> </text:p>
      <text:p text:style-name="Preformatted_20_Text"><text:span text:style-name="ControlFlowTok">else</text:span> </text:p>
      <text:p text:style-name="Preformatted_20_Text"><text:span text:style-name="NormalTok"><text:s text:c="2"/></text:span><text:span text:style-name="ExtensionTok">logger</text:span><text:span text:style-name="NormalTok"> </text:span><text:span text:style-name="AttributeTok">-t</text:span><text:span text:style-name="NormalTok"> </text:span><text:span text:style-name="StringTok">"</text:span><text:span text:style-name="VariableTok">$script_name</text:span><text:span text:style-name="StringTok">"</text:span><text:span text:style-name="NormalTok"> </text:span><text:span text:style-name="StringTok">"Error creating directory '</text:span><text:span text:style-name="VariableTok">$new_dir</text:span><text:span text:style-name="StringTok">'. Exit code: </text:span><text:span text:style-name="VariableTok">$?</text:span><text:span text:style-name="StringTok">"</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ExtensionTok">logger</text:span><text:span text:style-name="NormalTok"> </text:span><text:span text:style-name="AttributeTok">-t</text:span><text:span text:style-name="NormalTok"> </text:span><text:span text:style-name="StringTok">"</text:span><text:span text:style-name="VariableTok">$script_name</text:span><text:span text:style-name="StringTok">"</text:span><text:span text:style-name="NormalTok"> </text:span><text:span text:style-name="StringTok">"Script finished."</text:span> </text:p>
      <text:p text:style-name="First_20_paragraph"><text:span text:style-name="T1">Changes in this version</text:span>:</text:p>
      <text:list xml:id="list2267406002" text:style-name="L28">
        <text:list-item>
          <text:p text:style-name="P36">We've introduced a <text:span text:style-name="Source_5f_Text">script_name</text:span> variable to easily identify the source of the log messages.</text:p>
        </text:list-item>
        <text:list-item>
          <text:p text:style-name="P36">Instead of <text:span text:style-name="Source_5f_Text">echo</text:span> and redirection, we're using the <text:span text:style-name="Source_5f_Text">logger</text:span> command:</text:p>
          <text:list text:style-name="L29">
            <text:list-item>
              <text:p text:style-name="P37"><text:span text:style-name="Source_5f_Text">logger</text:span>: The utility for writing to the system log.</text:p>
            </text:list-item>
            <text:list-item>
              <text:p text:style-name="P37"><text:span text:style-name="Source_5f_Text">-t "$script_name"</text:span>: This option adds a tag to the log message, making it easier to filter messages from this specific script in the system log.</text:p>
            </text:list-item>
            <text:list-item>
              <text:p text:style-name="P37">The subsequent text is the actual log message.</text:p>
            </text:list-item>
          </text:list>
        </text:list-item>
      </text:list>
      <text:p text:style-name="First_20_paragraph">When you run this script, you might not see the log messages directly in your terminal (unless your system is configured to display them). Instead, these messages will be written to the system log file. You can then view this log file using a command like <text:span text:style-name="Source_5f_Text">sudo cat /var/log/syslog</text:span> or <text:span text:style-name="Source_5f_Text">sudo journalctl</text:span> (depending on your system). You can also filter these logs by the tag we provided (<text:span text:style-name="Source_5f_Text">create_dir_script</text:span>) to see only the messages from our script.</text:p>
      <text:p text:style-name="Text_20_body"><text:soft-page-break/>Using <text:span text:style-name="Source_5f_Text">logger</text:span> is often preferred for scripts that run in the background or as system services because it integrates well with the system's logging infrastructure.</text:p>
      <text:h text:style-name="Heading_20_2" text:outline-level="2"><text:bookmark-start text:name="processing-command-line-arguments"/>Processing Command-Line Arguments<text:bookmark-end text:name="processing-command-line-arguments"/></text:h>
      <text:h text:style-name="Heading_20_3" text:outline-level="3"><text:bookmark-start text:name="positional-arguments"/>Positional Arguments<text:bookmark-end text:name="positional-arguments"/></text:h>
      <text:p text:style-name="First_20_paragraph">So far, our scripts have often relied on hardcoded values for things like filenames or directories. However, it's much more useful if a script can accept input from the user when it's run. This is where command-line arguments come in.</text:p>
      <text:p text:style-name="Text_20_body">When you execute a script in the terminal, you can provide additional pieces of information after the script name. These are called command-line arguments. For example, if you run a script like this:</text:p>
      <text:p text:style-name="Preformatted_20_Text"><text:span text:style-name="ExtensionTok">./my_script.sh</text:span><text:span text:style-name="NormalTok"> myfile.txt /home/user/backup</text:span> </text:p>
      <text:p text:style-name="First_20_paragraph">Here, <text:span text:style-name="Source_5f_Text">myfile.txt</text:span> is the first command-line argument, and <text:span text:style-name="Source_5f_Text">/home/user/backup</text:span> is the second.</text:p>
      <text:p text:style-name="Text_20_body">Inside your Bash script, these arguments are automatically stored in special variables:</text:p>
      <text:list xml:id="list41899605" text:style-name="L30">
        <text:list-item>
          <text:p text:style-name="P38"><text:span text:style-name="Source_5f_Text">$0</text:span>: This variable holds the name of the script itself (<text:span text:style-name="Source_5f_Text">./my_script.sh</text:span> in our example).</text:p>
        </text:list-item>
        <text:list-item>
          <text:p text:style-name="P38"><text:span text:style-name="Source_5f_Text">$1</text:span>: This variable holds the first argument (<text:span text:style-name="Source_5f_Text">myfile.txt</text:span>).</text:p>
        </text:list-item>
        <text:list-item>
          <text:p text:style-name="P38"><text:span text:style-name="Source_5f_Text">$2</text:span>: This variable holds the second argument (<text:span text:style-name="Source_5f_Text">/home/user/backup</text:span>).</text:p>
        </text:list-item>
        <text:list-item>
          <text:p text:style-name="P38">And so on, for subsequent arguments (<text:span text:style-name="Source_5f_Text">$3</text:span>, <text:span text:style-name="Source_5f_Text">$4</text:span>, etc.).</text:p>
        </text:list-item>
        <text:list-item>
          <text:p text:style-name="P38"><text:span text:style-name="Source_5f_Text">$#</text:span>: This variable holds the total number of command-line arguments (excluding the script name itself). In our example, <text:span text:style-name="Source_5f_Text">$#</text:span> would be 2.</text:p>
        </text:list-item>
        <text:list-item>
          <text:p text:style-name="P38"><text:span text:style-name="Source_5f_Text">$*</text:span> or <text:span text:style-name="Source_5f_Text">$@</text:span>: These variables hold all the command-line arguments as a single string or as separate words, respectively.</text:p>
        </text:list-item>
      </text:list>
      <text:p text:style-name="First_20_paragraph">Let's consider a modified version of our simple backup script that takes the source file and the backup directory as command-line arguments:</text:p>
      <text:p text:style-name="Preformatted_20_Text"><text:span text:style-name="CommentTok">#!/bin/bash</text:span> </text:p>
      <text:p text:style-name="Preformatted_20_Text"/>
      <text:p text:style-name="Preformatted_20_Text"><text:span text:style-name="CommentTok"># Check if the correct number of arguments is provided</text:span> </text:p>
      <text:p text:style-name="Preformatted_20_Text"><text:span text:style-name="ControlFlowTok">if</text:span><text:span text:style-name="NormalTok"> </text:span><text:span text:style-name="BuiltInTok">[</text:span><text:span text:style-name="NormalTok"> </text:span><text:span text:style-name="StringTok">"</text:span><text:span text:style-name="VariableTok">$#</text:span><text:span text:style-name="StringTok">"</text:span><text:span text:style-name="NormalTok"> </text:span><text:span text:style-name="OtherTok">-ne</text:span><text:span text:style-name="NormalTok"> 2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Usage: </text:span><text:span text:style-name="VariableTok">$0</text:span><text:span text:style-name="StringTok"> &lt;source_file&gt; &lt;backup_directory&gt;"</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VariableTok">source_file</text:span><text:span text:style-name="OperatorTok">=</text:span><text:span text:style-name="StringTok">"</text:span><text:span text:style-name="VariableTok">$1</text:span><text:span text:style-name="StringTok">"</text:span> </text:p>
      <text:p text:style-name="Preformatted_20_Text"><text:span text:style-name="VariableTok">backup_dir</text:span><text:span text:style-name="OperatorTok">=</text:span><text:span text:style-name="StringTok">"</text:span><text:span text:style-name="VariableTok">$2</text:span><text:span text:style-name="StringTok">"</text:span> </text:p>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
      <text:p text:style-name="Preformatted_20_Text"><text:span text:style-name="CommentTok"># Create the backup directory if it doesn't exist</text:span> </text:p>
      <text:p text:style-name="Preformatted_20_Text"><text:span text:style-name="FunctionTok">mkdir</text:span><text:span text:style-name="NormalTok"> </text:span><text:span text:style-name="AttributeTok">-p</text:span><text:span text:style-name="NormalTok"> </text:span><text:span text:style-name="StringTok">"</text:span><text:span text:style-name="VariableTok">$backup_dir</text:span><text:span text:style-name="StringTok">"</text:span> </text:p>
      <text:p text:style-name="Preformatted_20_Text"/>
      <text:p text:style-name="Preformatted_20_Text"><text:span text:style-name="CommentTok"># Create the backup file with a timestamp</text:span> </text:p>
      <text:p text:style-name="Preformatted_20_Text"><text:span text:style-name="FunctionTok">cp</text:span><text:span text:style-name="NormalTok"> </text:span><text:span text:style-name="StringTok">"</text:span><text:span text:style-name="VariableTok">$source_file</text:span><text:span text:style-name="StringTok">"</text:span><text:span text:style-name="NormalTok"> </text:span><text:span text:style-name="StringTok">"</text:span><text:span text:style-name="VariableTok">$backup_dir</text:span><text:span text:style-name="StringTok">/</text:span><text:span text:style-name="VariableTok">$(</text:span><text:span text:style-name="FunctionTok">basename</text:span><text:span text:style-name="NormalTok"> </text:span><text:span text:style-name="StringTok">"</text:span><text:span text:style-name="VariableTok">$source_file</text:span><text:span text:style-name="StringTok">"</text:span><text:span text:style-name="VariableTok">)</text:span><text:span text:style-name="StringTok">_</text:span><text:span text:style-name="VariableTok">$timestamp</text:span><text:span text:style-name="StringTok">"</text:span> </text:p>
      <text:p text:style-name="Preformatted_20_Text"/>
      <text:p text:style-name="Preformatted_20_Text"><text:soft-page-break/><text:span text:style-name="BuiltInTok">echo</text:span><text:span text:style-name="NormalTok"> </text:span><text:span text:style-name="StringTok">"Backup of '</text:span><text:span text:style-name="VariableTok">$source_file</text:span><text:span text:style-name="StringTok">' created successfully in '</text:span><text:span text:style-name="VariableTok">$backup_dir</text:span><text:span text:style-name="StringTok">'"</text:span> </text:p>
      <text:p text:style-name="First_20_paragraph"><text:span text:style-name="T1">Changes in this version</text:span>:</text:p>
      <text:list xml:id="list3923531062" text:style-name="L31">
        <text:list-item>
          <text:p text:style-name="P39">We first check if the number of arguments (<text:span text:style-name="Source_5f_Text">$#</text:span>) is exactly 2. If not, we print a usage message (including the script name <text:span text:style-name="Source_5f_Text">$0</text:span>) and exit.</text:p>
        </text:list-item>
        <text:list-item>
          <text:p text:style-name="P39">We then assign the first argument (<text:span text:style-name="Source_5f_Text">$1</text:span>) to the source_file variable and the second argument (<text:span text:style-name="Source_5f_Text">$2</text:span>) to the <text:span text:style-name="Source_5f_Text">backup_dir</text:span> variable.</text:p>
        </text:list-item>
        <text:list-item>
          <text:p text:style-name="P39">We use <text:span text:style-name="Source_5f_Text">$(basename "$source_file")</text:span> to extract just the filename from the full path, which makes the backup filename cleaner.</text:p>
        </text:list-item>
      </text:list>
      <text:p text:style-name="First_20_paragraph">Now, to run this script, you would provide the source file and the backup directory on the command line:</text:p>
      <text:p text:style-name="Preformatted_20_Text"><text:span text:style-name="ExtensionTok">./backup_script_v2.sh</text:span><text:span text:style-name="NormalTok"> /path/to/important_file.txt /mnt/backups</text:span> </text:p>
      <text:p text:style-name="First_20_paragraph">This makes the script much more flexible because you can use it to back up any file to any directory without having to modify the script itself.</text:p>
      <text:h text:style-name="Heading_20_3" text:outline-level="3"><text:bookmark-start text:name="options"/>Options<text:bookmark-end text:name="options"/></text:h>
      <text:p text:style-name="First_20_paragraph">While positional arguments (<text:span text:style-name="Source_5f_Text">$1</text:span>, <text:span text:style-name="Source_5f_Text">$2</text:span>, etc.) are useful, they rely on the user providing arguments in a specific order. Options (also known as flags or switches), which typically start with a hyphen (<text:span text:style-name="Source_5f_Text">-</text:span>), provide a more flexible and user-friendly way to pass information to your scripts.</text:p>
      <text:p text:style-name="Text_20_body">Common conventions for options include:</text:p>
      <text:list xml:id="list1045238095" text:style-name="L32">
        <text:list-item>
          <text:p text:style-name="P40"><text:span text:style-name="T1">Short options</text:span>: Usually a single letter preceded by a single hyphen (e.g., <text:span text:style-name="Source_5f_Text">-v</text:span> for <text:span text:style-name="T2">verbose</text:span>, <text:span text:style-name="Source_5f_Text">-f</text:span> for <text:span text:style-name="T2">file</text:span>).</text:p>
        </text:list-item>
        <text:list-item>
          <text:p text:style-name="P40"><text:span text:style-name="T1">Long options</text:span>: Usually a full word preceded by a double hyphen (e.g., <text:span text:style-name="Source_5f_Text">--verbose</text:span>, <text:span text:style-name="Source_5f_Text">--file</text:span>).</text:p>
        </text:list-item>
      </text:list>
      <text:p text:style-name="First_20_paragraph">Bash provides a built-in command called <text:span text:style-name="Source_5f_Text">getopt</text:span> (and in more recent versions, <text:span text:style-name="Source_5f_Text">getopts</text:span>) that helps you parse these options in a standardized way. <text:span text:style-name="Source_5f_Text">getopt</text:span> is more powerful but can be a bit trickier to use directly. <text:span text:style-name="Source_5f_Text">getopts</text:span> is generally preferred for simpler option parsing.</text:p>
      <text:p text:style-name="Text_20_body">Let's look at a basic example using <text:span text:style-name="Source_5f_Text">getopts</text:span> and <text:span text:style-name="Source_5f_Text">getopt</text:span>. Suppose we want to modify our backup script to accept two options:</text:p>
      <text:list xml:id="list2659911299" text:style-name="L33">
        <text:list-item>
          <text:p text:style-name="P41"><text:span text:style-name="Source_5f_Text">-s</text:span> or <text:span text:style-name="Source_5f_Text">--source</text:span>: To specify the source file.</text:p>
        </text:list-item>
        <text:list-item>
          <text:p text:style-name="P41"><text:span text:style-name="Source_5f_Text">-d</text:span> or <text:span text:style-name="Source_5f_Text">--destination</text:span>: To specify the backup directory.</text:p>
        </text:list-item>
      </text:list>
      <text:h text:style-name="Heading_20_4" text:outline-level="4"><text:bookmark-start text:name="using-getopts-for-short-options-only"/>Using <text:span text:style-name="Source_5f_Text">getopts</text:span> for Short Options Only<text:bookmark-end text:name="using-getopts-for-short-options-only"/></text:h>
      <text:p text:style-name="First_20_paragraph">Here's how you might use <text:span text:style-name="Source_5f_Text">getopts</text:span> to handle <text:span text:style-name="T1">short options</text:span>:</text:p>
      <text:p text:style-name="Preformatted_20_Text"><text:span text:style-name="CommentTok">#!/bin/bash</text:span> </text:p>
      <text:p text:style-name="Preformatted_20_Text"/>
      <text:p text:style-name="Preformatted_20_Text"><text:span text:style-name="ControlFlowTok">while</text:span><text:span text:style-name="NormalTok"> </text:span><text:span text:style-name="BuiltInTok">getopts</text:span><text:span text:style-name="NormalTok"> </text:span><text:span text:style-name="StringTok">"s:d:"</text:span><text:span text:style-name="NormalTok"> </text:span><text:span text:style-name="VariableTok">opt</text:span><text:span text:style-name="KeywordTok">;</text:span><text:span text:style-name="NormalTok"> </text:span><text:span text:style-name="ControlFlowTok">do</text:span> </text:p>
      <text:p text:style-name="Preformatted_20_Text"><text:span text:style-name="NormalTok"><text:s text:c="2"/></text:span><text:span text:style-name="ControlFlowTok">case</text:span><text:span text:style-name="NormalTok"> </text:span><text:span text:style-name="StringTok">"</text:span><text:span text:style-name="VariableTok">$opt</text:span><text:span text:style-name="StringTok">"</text:span><text:span text:style-name="NormalTok"> </text:span><text:span text:style-name="KeywordTok">in</text:span> </text:p>
      <text:p text:style-name="Preformatted_20_Text"><text:span text:style-name="NormalTok"><text:s text:c="4"/></text:span><text:span text:style-name="SpecialStringTok">s</text:span><text:span text:style-name="KeywordTok">)</text:span><text:span text:style-name="NormalTok"> </text:span><text:span text:style-name="VariableTok">source_file</text:span><text:span text:style-name="OperatorTok">=</text:span><text:span text:style-name="StringTok">"</text:span><text:span text:style-name="VariableTok">$OPTARG</text:span><text:span text:style-name="StringTok">"</text:span><text:span text:style-name="NormalTok"> </text:span><text:span text:style-name="ControlFlowTok">;;</text:span> </text:p>
      <text:p text:style-name="Preformatted_20_Text"><text:span text:style-name="NormalTok"><text:s text:c="4"/></text:span><text:span text:style-name="SpecialStringTok">d</text:span><text:span text:style-name="KeywordTok">)</text:span><text:span text:style-name="NormalTok"> </text:span><text:span text:style-name="VariableTok">backup_dir</text:span><text:span text:style-name="OperatorTok">=</text:span><text:span text:style-name="StringTok">"</text:span><text:span text:style-name="VariableTok">$OPTARG</text:span><text:span text:style-name="StringTok">"</text:span><text:span text:style-name="NormalTok"> </text:span><text:span text:style-name="ControlFlowTok">;;</text:span> </text:p>
      <text:p text:style-name="Preformatted_20_Text"><text:span text:style-name="NormalTok"><text:s text:c="4"/></text:span><text:span text:style-name="DataTypeTok">\?</text:span><text:span text:style-name="KeywordTok">)</text:span><text:span text:style-name="NormalTok"> </text:span><text:span text:style-name="BuiltInTok">echo</text:span><text:span text:style-name="NormalTok"> </text:span><text:span text:style-name="StringTok">"Invalid option: -</text:span><text:span text:style-name="VariableTok">$OPTARG</text:span><text:span text:style-name="StringTok">"</text:span><text:span text:style-name="NormalTok"> </text:span><text:span text:style-name="OperatorTok">&gt;&amp;</text:span><text:span text:style-name="DecValTok">2</text:span><text:span text:style-name="KeywordTok">;</text:span><text:span text:style-name="NormalTok"> </text:span><text:span text:style-name="BuiltInTok">exit</text:span><text:span text:style-name="NormalTok"> 1 </text:span><text:span text:style-name="ControlFlowTok">;;</text:span> </text:p>
      <text:p text:style-name="Preformatted_20_Text"><text:soft-page-break/><text:span text:style-name="NormalTok"><text:s text:c="2"/></text:span><text:span text:style-name="ControlFlowTok">esac</text:span> </text:p>
      <text:p text:style-name="Preformatted_20_Text"><text:span text:style-name="ControlFlowTok">done</text:span> </text:p>
      <text:p text:style-name="Preformatted_20_Text"/>
      <text:p text:style-name="Preformatted_20_Text"><text:span text:style-name="CommentTok"># After processing options, check if required arguments were provided</text:span> </text:p>
      <text:p text:style-name="Preformatted_20_Text"><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source_file</text:span><text:span text:style-name="StringTok">"</text:span><text:span text:style-name="NormalTok"> </text:span><text:span text:style-name="BuiltInTok">]</text:span><text:span text:style-name="NormalTok"> </text:span><text:span text:style-name="KeywordTok">||</text:span><text:span text:style-name="NormalTok"> </text:span><text:span text:style-name="BuiltInTok">[</text:span><text:span text:style-name="NormalTok"> </text:span><text:span text:style-name="OtherTok">-z</text:span><text:span text:style-name="NormalTok"> </text:span><text:span text:style-name="StringTok">"</text:span><text:span text:style-name="VariableTok">$backup_dir</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Usage: </text:span><text:span text:style-name="VariableTok">$0</text:span><text:span text:style-name="StringTok"> -s &lt;source_file&gt; -d &lt;backup_directory&gt;"</text:span><text:span text:style-name="NormalTok"> </text:span><text:span text:style-name="OperatorTok">&gt;&amp;</text:span><text:span text:style-name="DecValTok">2</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
      <text:p text:style-name="Preformatted_20_Text"><text:span text:style-name="CommentTok"># Create the backup directory if it doesn't exist</text:span> </text:p>
      <text:p text:style-name="Preformatted_20_Text"><text:span text:style-name="FunctionTok">mkdir</text:span><text:span text:style-name="NormalTok"> </text:span><text:span text:style-name="AttributeTok">-p</text:span><text:span text:style-name="NormalTok"> </text:span><text:span text:style-name="StringTok">"</text:span><text:span text:style-name="VariableTok">$backup_dir</text:span><text:span text:style-name="StringTok">"</text:span> </text:p>
      <text:p text:style-name="Preformatted_20_Text"/>
      <text:p text:style-name="Preformatted_20_Text"><text:span text:style-name="CommentTok"># Create the backup file</text:span> </text:p>
      <text:p text:style-name="Preformatted_20_Text"><text:span text:style-name="FunctionTok">cp</text:span><text:span text:style-name="NormalTok"> </text:span><text:span text:style-name="StringTok">"</text:span><text:span text:style-name="VariableTok">$source_file</text:span><text:span text:style-name="StringTok">"</text:span><text:span text:style-name="NormalTok"> </text:span><text:span text:style-name="StringTok">"</text:span><text:span text:style-name="VariableTok">$backup_dir</text:span><text:span text:style-name="StringTok">/</text:span><text:span text:style-name="VariableTok">$(</text:span><text:span text:style-name="FunctionTok">basename</text:span><text:span text:style-name="NormalTok"> </text:span><text:span text:style-name="StringTok">"</text:span><text:span text:style-name="VariableTok">$source_file</text:span><text:span text:style-name="StringTok">"</text:span><text:span text:style-name="VariableTok">)</text:span><text:span text:style-name="StringTok">_</text:span><text:span text:style-name="VariableTok">$timestamp</text:span><text:span text:style-name="StringTok">"</text:span> </text:p>
      <text:p text:style-name="Preformatted_20_Text"/>
      <text:p text:style-name="Preformatted_20_Text"><text:span text:style-name="BuiltInTok">echo</text:span><text:span text:style-name="NormalTok"> </text:span><text:span text:style-name="StringTok">"Backup of '</text:span><text:span text:style-name="VariableTok">$source_file</text:span><text:span text:style-name="StringTok">' created successfully in '</text:span><text:span text:style-name="VariableTok">$backup_dir</text:span><text:span text:style-name="StringTok">'"</text:span> </text:p>
      <text:p text:style-name="First_20_paragraph"><text:span text:style-name="T1">Explanation</text:span>:</text:p>
      <text:list xml:id="list777318516" text:style-name="L34">
        <text:list-item>
          <text:p text:style-name="P42"><text:span text:style-name="Source_5f_Text">while getopts "s:d:" opt; do ... done</text:span>: This loop processes the command-line options.</text:p>
          <text:list text:style-name="L35">
            <text:list-item>
              <text:p text:style-name="P43"><text:span text:style-name="Source_5f_Text">"s:d:"</text:span>: This string defines the valid short options. The colon <text:span text:style-name="Source_5f_Text">:</text:span> after <text:span text:style-name="Source_5f_Text">s</text:span> and <text:span text:style-name="Source_5f_Text">d</text:span> indicates that these options require an argument.</text:p>
            </text:list-item>
            <text:list-item>
              <text:p text:style-name="P43"><text:span text:style-name="Source_5f_Text">opt</text:span>: This variable will hold the currently processed option.</text:p>
            </text:list-item>
          </text:list>
        </text:list-item>
        <text:list-item>
          <text:p text:style-name="P42"><text:span text:style-name="Source_5f_Text">case "$opt" in ... esac</text:span>: This case statement checks the value of $opt.</text:p>
          <text:list text:style-name="L36">
            <text:list-item>
              <text:p text:style-name="P44"><text:span text:style-name="Source_5f_Text">s)</text:span>: If the option is <text:span text:style-name="Source_5f_Text">-s</text:span>, the argument associated with it is stored in the <text:span text:style-name="Source_5f_Text">$OPTARG</text:span> variable and assigned to <text:span text:style-name="Source_5f_Text">source_file</text:span>.</text:p>
            </text:list-item>
            <text:list-item>
              <text:p text:style-name="P44"><text:span text:style-name="Source_5f_Text">d)</text:span>: If the option is <text:span text:style-name="Source_5f_Text">-d</text:span>, its argument is assigned to <text:span text:style-name="Source_5f_Text">backup_dir</text:span>.</text:p>
            </text:list-item>
            <text:list-item>
              <text:p text:style-name="P44"><text:span text:style-name="Source_5f_Text">\?)</text:span>: If an invalid option is encountered, an error message is printed to standard error (<text:span text:style-name="Source_5f_Text">&gt;&amp;2</text:span>), and the script exits.</text:p>
            </text:list-item>
          </text:list>
        </text:list-item>
        <text:list-item>
          <text:p text:style-name="P42">After the loop, we check if both <text:span text:style-name="Source_5f_Text">$source_file</text:span> and <text:span text:style-name="Source_5f_Text">$backup_dir</text:span> have been set. If not, we print a usage message and exit.</text:p>
        </text:list-item>
      </text:list>
      <text:p text:style-name="First_20_paragraph">Now, you can run the script like this:</text:p>
      <text:p text:style-name="Preformatted_20_Text"><text:span text:style-name="ExtensionTok">./backup_script_v3.sh</text:span><text:span text:style-name="NormalTok"> </text:span><text:span text:style-name="AttributeTok">-s</text:span><text:span text:style-name="NormalTok"> /path/to/my_data.txt </text:span><text:span text:style-name="AttributeTok">-d</text:span><text:span text:style-name="NormalTok"> /opt/backups</text:span> </text:p>
      <text:h text:style-name="Heading_20_4" text:outline-level="4"><text:bookmark-start text:name="using-getopt-for-short-and-long-options"/>Using <text:span text:style-name="Source_5f_Text">getopt</text:span> for Short and Long Options<text:bookmark-end text:name="using-getopt-for-short-and-long-options"/></text:h>
      <text:p text:style-name="Preformatted_20_Text"/>
      <text:p text:style-name="Preformatted_20_Text"><text:span text:style-name="CommentTok">#!/bin/bash</text:span> </text:p>
      <text:p text:style-name="Preformatted_20_Text"/>
      <text:p text:style-name="Preformatted_20_Text"><text:span text:style-name="CommentTok"># Use getopt to parse short and long options</text:span> </text:p>
      <text:p text:style-name="Preformatted_20_Text"><text:span text:style-name="VariableTok">OPTIONS</text:span><text:span text:style-name="OperatorTok">=</text:span><text:span text:style-name="VariableTok">$(</text:span><text:span text:style-name="FunctionTok">getopt</text:span><text:span text:style-name="NormalTok"> </text:span><text:span text:style-name="AttributeTok">-o</text:span><text:span text:style-name="NormalTok"> s:d: </text:span><text:span text:style-name="AttributeTok">--long</text:span><text:span text:style-name="NormalTok"> source:,destination: </text:span><text:span text:style-name="AttributeTok">-n</text:span><text:span text:style-name="NormalTok"> </text:span><text:span text:style-name="StringTok">"</text:span><text:span text:style-name="VariableTok">$0</text:span><text:span text:style-name="StringTok">"</text:span><text:span text:style-name="NormalTok"> </text:span><text:span text:style-name="AttributeTok">--</text:span><text:span text:style-name="NormalTok"> </text:span><text:span text:style-name="StringTok">"</text:span><text:span text:style-name="VariableTok">$@</text:span><text:span text:style-name="StringTok">"</text:span><text:span text:style-name="VariableTok">)</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Variable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Error parsing options."</text:span><text:span text:style-name="NormalTok"> </text:span><text:span text:style-name="OperatorTok">&gt;&amp;</text:span><text:span text:style-name="DecValTok">2</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CommentTok"># Evaluate the output of getopt</text:span> </text:p>
      <text:p text:style-name="Preformatted_20_Text"><text:soft-page-break/><text:span text:style-name="BuiltInTok">eval</text:span><text:span text:style-name="NormalTok"> set </text:span><text:span text:style-name="AttributeTok">--</text:span><text:span text:style-name="NormalTok"> </text:span><text:span text:style-name="StringTok">"</text:span><text:span text:style-name="VariableTok">$OPTIONS</text:span><text:span text:style-name="StringTok">"</text:span> </text:p>
      <text:p text:style-name="Preformatted_20_Text"/>
      <text:p text:style-name="Preformatted_20_Text"><text:span text:style-name="VariableTok">source_file</text:span><text:span text:style-name="OperatorTok">=</text:span><text:span text:style-name="StringTok">""</text:span> </text:p>
      <text:p text:style-name="Preformatted_20_Text"><text:span text:style-name="VariableTok">backup_dir</text:span><text:span text:style-name="OperatorTok">=</text:span><text:span text:style-name="StringTok">""</text:span> </text:p>
      <text:p text:style-name="Preformatted_20_Text"/>
      <text:p text:style-name="Preformatted_20_Text"><text:span text:style-name="CommentTok"># Loop through the parsed options</text:span> </text:p>
      <text:p text:style-name="Preformatted_20_Text"><text:span text:style-name="ControlFlowTok">while</text:span><text:span text:style-name="NormalTok"> </text:span><text:span text:style-name="FunctionTok">true</text:span><text:span text:style-name="KeywordTok">;</text:span><text:span text:style-name="NormalTok"> </text:span><text:span text:style-name="ControlFlowTok">do</text:span> </text:p>
      <text:p text:style-name="Preformatted_20_Text"><text:span text:style-name="NormalTok"><text:s text:c="2"/></text:span><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reformatted_20_Text"><text:span text:style-name="NormalTok"><text:s text:c="4"/></text:span><text:span text:style-name="SpecialStringTok">-s</text:span><text:span text:style-name="KeywordTok">|</text:span><text:span text:style-name="SpecialStringTok">--source</text:span><text:span text:style-name="KeywordTok">)</text:span><text:span text:style-name="NormalTok"> </text:span><text:span text:style-name="VariableTok">source_file</text:span><text:span text:style-name="OperatorTok">=</text:span><text:span text:style-name="StringTok">"</text:span><text:span text:style-name="VariableTok">$2</text:span><text:span text:style-name="StringTok">"</text:span><text:span text:style-name="KeywordTok">;</text:span><text:span text:style-name="NormalTok"> </text:span><text:span text:style-name="BuiltInTok">shift</text:span><text:span text:style-name="NormalTok"> 2 </text:span><text:span text:style-name="ControlFlowTok">;;</text:span> </text:p>
      <text:p text:style-name="Preformatted_20_Text"><text:span text:style-name="NormalTok"><text:s text:c="4"/></text:span><text:span text:style-name="SpecialStringTok">-d</text:span><text:span text:style-name="KeywordTok">|</text:span><text:span text:style-name="SpecialStringTok">--destination</text:span><text:span text:style-name="KeywordTok">)</text:span><text:span text:style-name="NormalTok"> </text:span><text:span text:style-name="VariableTok">backup_dir</text:span><text:span text:style-name="OperatorTok">=</text:span><text:span text:style-name="StringTok">"</text:span><text:span text:style-name="VariableTok">$2</text:span><text:span text:style-name="StringTok">"</text:span><text:span text:style-name="KeywordTok">;</text:span><text:span text:style-name="NormalTok"> </text:span><text:span text:style-name="BuiltInTok">shift</text:span><text:span text:style-name="NormalTok"> 2 </text:span><text:span text:style-name="ControlFlowTok">;;</text:span> </text:p>
      <text:p text:style-name="Preformatted_20_Text"><text:span text:style-name="NormalTok"><text:s text:c="4"/></text:span><text:span text:style-name="SpecialStringTok">--</text:span><text:span text:style-name="KeywordTok">)</text:span><text:span text:style-name="NormalTok"> </text:span><text:span text:style-name="BuiltInTok">shift</text:span><text:span text:style-name="KeywordTok">;</text:span><text:span text:style-name="NormalTok"> </text:span><text:span text:style-name="ControlFlowTok">break</text:span><text:span text:style-name="NormalTok"> </text:span><text:span text:style-name="ControlFlowTok">;;</text:span> </text:p>
      <text:p text:style-name="Preformatted_20_Text"><text:span text:style-name="NormalTok"><text:s text:c="4"/></text:span><text:span text:style-name="PreprocessorTok">*</text:span><text:span text:style-name="KeywordTok">)</text:span><text:span text:style-name="NormalTok"> </text:span><text:span text:style-name="BuiltInTok">echo</text:span><text:span text:style-name="NormalTok"> </text:span><text:span text:style-name="StringTok">"Internal error!"</text:span><text:span text:style-name="NormalTok"> </text:span><text:span text:style-name="OperatorTok">&gt;&amp;</text:span><text:span text:style-name="DecValTok">2</text:span><text:span text:style-name="KeywordTok">;</text:span><text:span text:style-name="NormalTok"> </text:span><text:span text:style-name="BuiltInTok">exit</text:span><text:span text:style-name="NormalTok"> 1 </text:span><text:span text:style-name="ControlFlowTok">;;</text:span> </text:p>
      <text:p text:style-name="Preformatted_20_Text"><text:span text:style-name="NormalTok"><text:s text:c="2"/></text:span><text:span text:style-name="ControlFlowTok">esac</text:span> </text:p>
      <text:p text:style-name="Preformatted_20_Text"><text:span text:style-name="ControlFlowTok">done</text:span> </text:p>
      <text:p text:style-name="Preformatted_20_Text"/>
      <text:p text:style-name="Preformatted_20_Text"><text:span text:style-name="CommentTok"># After processing options, check if required arguments were provided</text:span> </text:p>
      <text:p text:style-name="Preformatted_20_Text"><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source_file</text:span><text:span text:style-name="StringTok">"</text:span><text:span text:style-name="NormalTok"> </text:span><text:span text:style-name="BuiltInTok">]</text:span><text:span text:style-name="NormalTok"> </text:span><text:span text:style-name="KeywordTok">||</text:span><text:span text:style-name="NormalTok"> </text:span><text:span text:style-name="BuiltInTok">[</text:span><text:span text:style-name="NormalTok"> </text:span><text:span text:style-name="OtherTok">-z</text:span><text:span text:style-name="NormalTok"> </text:span><text:span text:style-name="StringTok">"</text:span><text:span text:style-name="VariableTok">$backup_dir</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BuiltInTok">echo</text:span><text:span text:style-name="NormalTok"> </text:span><text:span text:style-name="StringTok">"Usage: </text:span><text:span text:style-name="VariableTok">$0</text:span><text:span text:style-name="StringTok"> -s &lt;source_file&gt; [--source &lt;source_file&gt;] -d &lt;backup_directory&gt; [--destination &lt;backup_directory&gt;]"</text:span><text:span text:style-name="NormalTok"> </text:span><text:span text:style-name="OperatorTok">&gt;&amp;</text:span><text:span text:style-name="DecValTok">2</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
      <text:p text:style-name="Preformatted_20_Text"><text:span text:style-name="CommentTok"># Create the backup directory if it doesn't exist</text:span> </text:p>
      <text:p text:style-name="Preformatted_20_Text"><text:span text:style-name="FunctionTok">mkdir</text:span><text:span text:style-name="NormalTok"> </text:span><text:span text:style-name="AttributeTok">-p</text:span><text:span text:style-name="NormalTok"> </text:span><text:span text:style-name="StringTok">"</text:span><text:span text:style-name="VariableTok">$backup_dir</text:span><text:span text:style-name="StringTok">"</text:span> </text:p>
      <text:p text:style-name="Preformatted_20_Text"/>
      <text:p text:style-name="Preformatted_20_Text"><text:span text:style-name="CommentTok"># Create the backup file</text:span> </text:p>
      <text:p text:style-name="Preformatted_20_Text"><text:span text:style-name="FunctionTok">cp</text:span><text:span text:style-name="NormalTok"> </text:span><text:span text:style-name="StringTok">"</text:span><text:span text:style-name="VariableTok">$source_file</text:span><text:span text:style-name="StringTok">"</text:span><text:span text:style-name="NormalTok"> </text:span><text:span text:style-name="StringTok">"</text:span><text:span text:style-name="VariableTok">$backup_dir</text:span><text:span text:style-name="StringTok">/</text:span><text:span text:style-name="VariableTok">$(</text:span><text:span text:style-name="FunctionTok">basename</text:span><text:span text:style-name="NormalTok"> </text:span><text:span text:style-name="StringTok">"</text:span><text:span text:style-name="VariableTok">$source_file</text:span><text:span text:style-name="StringTok">"</text:span><text:span text:style-name="VariableTok">)</text:span><text:span text:style-name="StringTok">_</text:span><text:span text:style-name="VariableTok">$timestamp</text:span><text:span text:style-name="StringTok">"</text:span> </text:p>
      <text:p text:style-name="Preformatted_20_Text"/>
      <text:p text:style-name="Preformatted_20_Text"><text:span text:style-name="BuiltInTok">echo</text:span><text:span text:style-name="NormalTok"> </text:span><text:span text:style-name="StringTok">"Backup of '</text:span><text:span text:style-name="VariableTok">$source_file</text:span><text:span text:style-name="StringTok">' created successfully in '</text:span><text:span text:style-name="VariableTok">$backup_dir</text:span><text:span text:style-name="StringTok">'"</text:span> </text:p>
      <text:p text:style-name="First_20_paragraph"><text:span text:style-name="T1">Explanation of Changes</text:span>:</text:p>
      <text:list xml:id="list143728445" text:style-name="L37">
        <text:list-item>
          <text:p text:style-name="P45"><text:span text:style-name="Source_5f_Text">OPTIONS=$(getopt -o s:d: --long source:,destination: -n "$0" -- "$@")</text:span>:</text:p>
          <text:list text:style-name="L38">
            <text:list-item>
              <text:p text:style-name="P46"><text:span text:style-name="Source_5f_Text">getopt</text:span>: The external utility for parsing command-line options.</text:p>
            </text:list-item>
            <text:list-item>
              <text:p text:style-name="P46"><text:span text:style-name="Source_5f_Text">-o s:d:</text:span>: Defines the short options. The colon <text:span text:style-name="Source_5f_Text">:</text:span> indicates an argument follows.</text:p>
            </text:list-item>
            <text:list-item>
              <text:p text:style-name="P46"><text:span text:style-name="Source_5f_Text">--long source:,destination:</text:span>: Defines the long options. The colon <text:span text:style-name="Source_5f_Text">:</text:span> also indicates an argument follows.</text:p>
            </text:list-item>
            <text:list-item>
              <text:p text:style-name="P46"><text:span text:style-name="Source_5f_Text">-n "$0"</text:span>: Specifies the name of the script for error messages.</text:p>
            </text:list-item>
            <text:list-item>
              <text:p text:style-name="P46"><text:span text:style-name="Source_5f_Text">-- "$@"</text:span>: Passes all command-line arguments to <text:span text:style-name="Source_5f_Text">getopt</text:span>. The <text:span text:style-name="Source_5f_Text">--</text:span> ensures that getopt treats subsequent arguments as arguments even if they start with a hyphen.</text:p>
            </text:list-item>
          </text:list>
        </text:list-item>
        <text:list-item>
          <text:p text:style-name="P45"><text:span text:style-name="Source_5f_Text">if [ $? -ne 0 ] ...</text:span>: Checks if <text:span text:style-name="Source_5f_Text">getopt</text:span> encountered any errors during parsing.</text:p>
        </text:list-item>
        <text:list-item>
          <text:p text:style-name="P45"><text:span text:style-name="Source_5f_Text">eval set -- "$OPTIONS"</text:span>: This is a crucial step. The <text:span text:style-name="Source_5f_Text">getopt</text:span> command outputs a string that needs to be re-parsed and set as the new command-line arguments for the script. <text:span text:style-name="Source_5f_Text">eval set --</text:span> does exactly that.</text:p>
        </text:list-item>
        <text:list-item>
          <text:p text:style-name="P45"><text:span text:style-name="Source_5f_Text">while true; do case "$1" in ... done</text:span>: This loop iterates through the re-parsed options.</text:p>
          <text:list text:style-name="L39">
            <text:list-item>
              <text:p text:style-name="P47"><text:span text:style-name="Source_5f_Text">-s|--source)</text:span>: Handles both the short and long options for the source file. It assigns the next argument (<text:span text:style-name="Source_5f_Text">$2</text:span>) to <text:span text:style-name="Source_5f_Text">source_file</text:span> and then shifts the arguments by two to move to the next option.</text:p>
            </text:list-item>
            <text:list-item>
              <text:p text:style-name="P47"><text:soft-page-break/><text:span text:style-name="Source_5f_Text">-d|--destination)</text:span>: Handles both the short and long options for the backup directory similarly.</text:p>
            </text:list-item>
            <text:list-item>
              <text:p text:style-name="P47"><text:span text:style-name="Source_5f_Text">--)</text:span>: This marks the end of the options. We shift past it and break out of the loop.</text:p>
            </text:list-item>
            <text:list-item>
              <text:p text:style-name="P47"><text:span text:style-name="Source_5f_Text">*)</text:span>: Handles any unexpected arguments.</text:p>
            </text:list-item>
          </text:list>
        </text:list-item>
      </text:list>
      <text:p text:style-name="First_20_paragraph">Now, you can run the script using either short or long options:</text:p>
      <text:p text:style-name="Preformatted_20_Text"><text:span text:style-name="ExtensionTok">./backup_script_v4.sh</text:span><text:span text:style-name="NormalTok"> </text:span><text:span text:style-name="AttributeTok">-s</text:span><text:span text:style-name="NormalTok"> /path/to/my_data.txt </text:span><text:span text:style-name="AttributeTok">-d</text:span><text:span text:style-name="NormalTok"> /opt/backups</text:span> </text:p>
      <text:p text:style-name="Preformatted_20_Text"><text:span text:style-name="ExtensionTok">./backup_script_v4.sh</text:span><text:span text:style-name="NormalTok"> </text:span><text:span text:style-name="AttributeTok">--source</text:span><text:span text:style-name="NormalTok"> /path/to/my_data.txt </text:span><text:span text:style-name="AttributeTok">--destination</text:span><text:span text:style-name="NormalTok"> /opt/backups</text:span> </text:p>
      <text:p text:style-name="Preformatted_20_Text"><text:span text:style-name="ExtensionTok">./backup_script_v4.sh</text:span><text:span text:style-name="NormalTok"> </text:span><text:span text:style-name="AttributeTok">-s</text:span><text:span text:style-name="NormalTok"> /path/to/my_data.txt </text:span><text:span text:style-name="AttributeTok">--destination</text:span><text:span text:style-name="NormalTok"> /opt/backups</text:span> </text:p>
      <text:p text:style-name="Preformatted_20_Text"><text:span text:style-name="ExtensionTok">./backup_script_v4.sh</text:span><text:span text:style-name="NormalTok"> </text:span><text:span text:style-name="AttributeTok">--source</text:span><text:span text:style-name="NormalTok"> /path/to/my_data.txt </text:span><text:span text:style-name="AttributeTok">-d</text:span><text:span text:style-name="NormalTok"> /opt/backups</text:span> </text:p>
      <text:p text:style-name="First_20_paragraph">These approaches are more user-friendly as the order of options doesn't matter, and the option names clearly indicate their purpose.</text:p>
      <text:h text:style-name="Heading_20_2" text:outline-level="2"><text:bookmark-start text:name="security-considerations"/>Security Considerations<text:bookmark-end text:name="security-considerations"/></text:h>
      <text:p text:style-name="First_20_paragraph">Because Bash scripts can interact deeply with your operating system, including potentially running commands with administrative privileges (using <text:span text:style-name="Source_5f_Text">sudo</text:span>), it's crucial to be aware of potential security risks and follow best practices to avoid vulnerabilities.</text:p>
      <text:p text:style-name="Text_20_body">Here are some key areas to consider:</text:p>
      <text:list xml:id="list850030458" text:style-name="L40">
        <text:list-item>
          <text:p text:style-name="P48"><text:span text:style-name="T1">Input Validation</text:span>: Always sanitize any input your script receives, whether it's from command-line arguments, environment variables, or external files. Never assume that the input is safe or well-formatted. Malicious input could be crafted to exploit your script and run unintended commands. For example, if you're taking a filename as input, ensure it doesn't contain any unexpected characters or shell metacharacters that could be interpreted as commands.</text:p>
        </text:list-item>
        <text:list-item>
          <text:p text:style-name="P48"><text:span text:style-name="T1">Command Injection</text:span>: Be extremely careful when constructing commands using external input. Avoid directly embedding user-provided data into commands without proper quoting or escaping. Using command substitution (<text:span text:style-name="Source_5f_Text">$(...)</text:span> or backticks <text:span text:style-name="Source_5f_Text">`</text:span>) with untrusted input is particularly dangerous. A malicious user could inject their own commands into the substitution.</text:p>
        </text:list-item>
        <text:list-item>
          <text:p text:style-name="P48"><text:span text:style-name="T1">Permissions</text:span>: Ensure your scripts have the minimum necessary permissions to perform their tasks. Avoid running scripts as root unless absolutely required, and if so, be extra vigilant about security. Regularly review the permissions of your scripts using <text:span text:style-name="Source_5f_Text">ls -l</text:span>.</text:p>
        </text:list-item>
        <text:list-item>
          <text:p text:style-name="P48"><text:span text:style-name="T1">File Handling</text:span>: Be cautious when creating, modifying, or deleting files and directories within your scripts. Always use absolute paths when possible to avoid unintended actions in the current working directory. Double-check your logic to ensure you're operating on the intended files.</text:p>
        </text:list-item>
        <text:list-item>
          <text:p text:style-name="P48"><text:span text:style-name="T1">Environment Variables</text:span>: Be aware that environment variables can be manipulated and can influence the behavior of your scripts. Avoid relying on environment variables for critical security decisions.</text:p>
        </text:list-item>
        <text:list-item>
          <text:p text:style-name="P48"><text:span text:style-name="T1">External Commands</text:span>: When calling external commands, be sure you understand what they do and trust their behavior. Maliciously crafted external programs could be exploited through your scripts.</text:p>
        </text:list-item>
      </text:list>
      <text:p text:style-name="First_20_paragraph">Let's take an example related to command injection. Imagine you have a script that takes a <text:soft-page-break/>filename from the user and then displays its contents using <text:span text:style-name="Source_5f_Text">cat</text:span>:</text:p>
      <text:p text:style-name="Preformatted_20_Text"><text:span text:style-name="CommentTok">#!/bin/bash</text:span> </text:p>
      <text:p text:style-name="Preformatted_20_Text"/>
      <text:p text:style-name="Preformatted_20_Text"><text:span text:style-name="VariableTok">filename</text:span><text:span text:style-name="OperatorTok">=</text:span><text:span text:style-name="StringTok">"</text:span><text:span text:style-name="VariableTok">$1</text:span><text:span text:style-name="StringTok">"</text:span> </text:p>
      <text:p text:style-name="Preformatted_20_Text"><text:span text:style-name="FunctionTok">cat</text:span><text:span text:style-name="NormalTok"> </text:span><text:span text:style-name="StringTok">"</text:span><text:span text:style-name="VariableTok">$filename</text:span><text:span text:style-name="StringTok">"</text:span> </text:p>
      <text:p text:style-name="First_20_paragraph">This looks simple enough. However, if a malicious user provides an input like <text:span text:style-name="Source_5f_Text">; rm -rf /</text:span>, the cat command might run (and potentially fail if the file doesn't exist), but then the rm -rf / command would also be executed with the permissions of the script. If the script is run with <text:span text:style-name="Source_5f_Text">sudo</text:span>, this could be catastrophic.</text:p>
      <text:p text:style-name="Text_20_body">To prevent this, you should always quote your variables when using them in commands: <text:span text:style-name="Source_5f_Text">cat "$filename"</text:span>. This treats the entire input as a single argument to <text:span text:style-name="Source_5f_Text">cat</text:span>, preventing the shell from interpreting the semicolon as a command separator.</text:p>
      <text:p text:style-name="Text_20_body">Beyond command injection, here are a few more areas to be mindful of:</text:p>
      <text:list xml:id="list1622495310" text:style-name="L41">
        <text:list-item>
          <text:p text:style-name="P49"><text:span text:style-name="T1">Unintended File Operations</text:span>:</text:p>
          <text:list text:style-name="L42">
            <text:list-item>
              <text:p text:style-name="P50"><text:span text:style-name="T1">Race Conditions</text:span>: Some scripts might make assumptions about the state of the filesystem between steps. For example, checking if a file exists and then operating on it. An attacker might be able to modify or delete the file in that small window of time, leading to unexpected behavior or errors. Using techniques like file locking can help prevent this.</text:p>
            </text:list-item>
            <text:list-item>
              <text:p text:style-name="P50"><text:span text:style-name="T1">Path Traversal</text:span>: If your script takes file paths as input, ensure you validate and sanitize them to prevent users from accessing files outside of their intended scope using ".." in the path.</text:p>
            </text:list-item>
          </text:list>
        </text:list-item>
        <text:list-item>
          <text:p text:style-name="P49"><text:span text:style-name="T1">Reliance on External Programs</text:span>:</text:p>
          <text:list text:style-name="L43">
            <text:list-item>
              <text:p text:style-name="P51"><text:span text:style-name="T1">Supply Chain Attacks</text:span>: If your script depends on external commands, be aware that those commands themselves could potentially be compromised. While you can't always control this, it's good practice to stick to well-known and trusted utilities.</text:p>
            </text:list-item>
            <text:list-item>
              <text:p text:style-name="P51"><text:span text:style-name="T1">Unexpected Output</text:span>: Always handle the output of external commands carefully. Don't make assumptions about the format or content, as malicious actors might be able to manipulate it to influence your script's behavior.</text:p>
            </text:list-item>
            <text:list-item>
              <text:p text:style-name="P51"><text:span text:style-name="T1">Temporary Files</text:span>: If your script uses temporary files, ensure they are created securely. Use <text:span text:style-name="Source_5f_Text">mktemp</text:span> to create temporary files with unique names and restricted permissions. Always clean up temporary files after your script is finished.</text:p>
            </text:list-item>
          </text:list>
        </text:list-item>
        <text:list-item>
          <text:p text:style-name="P49"><text:span text:style-name="T1">Environment Variable Manipulation</text:span>: As mentioned before, be cautious about relying on environment variables for security-sensitive information. A malicious user might be able to set environment variables that could alter the behavior of your script.</text:p>
        </text:list-item>
        <text:list-item>
          <text:p text:style-name="P49"><text:span text:style-name="T1">Shell Metacharacter Injection (beyond command injection)</text:span>: Even if you quote variables, be careful if you're using them in contexts where the shell might still perform expansions. For example, using a user-provided string in a grep pattern without proper escaping could lead to unexpected matches or even denial-of-service if the pattern is crafted maliciously.</text:p>
        </text:list-item>
      </text:list>
      <text:h text:style-name="Heading_20_3" text:outline-level="3"><text:bookmark-start text:name="example-security-vulnerabilities-and-solutions"/><text:soft-page-break/>Example Security Vulnerabilities and Solutions<text:bookmark-end text:name="example-security-vulnerabilities-and-solutions"/></text:h>
      <text:h text:style-name="Heading_20_4" text:outline-level="4"><text:bookmark-start text:name="command-injection"/>Command Injection<text:bookmark-end text:name="command-injection"/></text:h>
      <text:list xml:id="list784584978" text:style-name="L44">
        <text:list-item>
          <text:p text:style-name="P52"><text:span text:style-name="T1">Vulnerability</text:span>: Directly using untrusted input in a command.</text:p>
        </text:list-item>
        <text:list-item>
          <text:p text:style-name="P52"><text:span text:style-name="T1">Example</text:span>:</text:p>
          <text:p text:style-name="P3"><text:span text:style-name="CommentTok">#!/bin/bash</text:span> </text:p>
          <text:p text:style-name="P3"><text:span text:style-name="BuiltInTok">echo</text:span><text:span text:style-name="NormalTok"> </text:span><text:span text:style-name="StringTok">"Enter a filename to list:"</text:span> </text:p>
          <text:p text:style-name="P3"><text:span text:style-name="BuiltInTok">read</text:span><text:span text:style-name="NormalTok"> </text:span><text:span text:style-name="VariableTok">filename</text:span> </text:p>
          <text:p text:style-name="P3"><text:span text:style-name="FunctionTok">cat</text:span><text:span text:style-name="NormalTok"> </text:span><text:span text:style-name="VariableTok">$filename</text:span><text:span text:style-name="NormalTok"> </text:span><text:span text:style-name="CommentTok"># Vulnerable!</text:span> </text:p>
          <text:p text:style-name="P52">If a user enters ; rm -rf /, the rm command could be executed.</text:p>
        </text:list-item>
        <text:list-item>
          <text:p text:style-name="P52"><text:span text:style-name="T1">Prevention</text:span>: Always quote variables when using them in commands.</text:p>
          <text:p text:style-name="P3"><text:span text:style-name="CommentTok">#!/bin/bash</text:span> </text:p>
          <text:p text:style-name="P3"><text:span text:style-name="BuiltInTok">echo</text:span><text:span text:style-name="NormalTok"> </text:span><text:span text:style-name="StringTok">"Enter a filename to list:"</text:span> </text:p>
          <text:p text:style-name="P3"><text:span text:style-name="BuiltInTok">read</text:span><text:span text:style-name="NormalTok"> </text:span><text:span text:style-name="VariableTok">filename</text:span> </text:p>
          <text:p text:style-name="P3"><text:span text:style-name="FunctionTok">cat</text:span><text:span text:style-name="NormalTok"> </text:span><text:span text:style-name="StringTok">"</text:span><text:span text:style-name="VariableTok">$filename</text:span><text:span text:style-name="StringTok">"</text:span><text:span text:style-name="NormalTok"> </text:span><text:span text:style-name="CommentTok"># Safe!</text:span> </text:p>
        </text:list-item>
      </text:list>
      <text:h text:style-name="Heading_20_4" text:outline-level="4"><text:bookmark-start text:name="unintended-file-operations-path-traversal"/>Unintended File Operations (Path Traversal)<text:bookmark-end text:name="unintended-file-operations-path-traversal"/></text:h>
      <text:list xml:id="list3795283571" text:style-name="L45">
        <text:list-item>
          <text:p text:style-name="P53"><text:span text:style-name="T1">Vulnerability</text:span>: Allowing users to specify file paths that can access areas they shouldn't.</text:p>
        </text:list-item>
        <text:list-item>
          <text:p text:style-name="P53"><text:span text:style-name="T1">Example</text:span>:</text:p>
          <text:p text:style-name="P4"><text:span text:style-name="CommentTok">#!/bin/bash</text:span> </text:p>
          <text:p text:style-name="P4"><text:span text:style-name="BuiltInTok">echo</text:span><text:span text:style-name="NormalTok"> </text:span><text:span text:style-name="StringTok">"Enter a file to view in /var/www/public:"</text:span> </text:p>
          <text:p text:style-name="P4"><text:span text:style-name="BuiltInTok">read</text:span><text:span text:style-name="NormalTok"> </text:span><text:span text:style-name="VariableTok">user_file</text:span> </text:p>
          <text:p text:style-name="P4"><text:span text:style-name="FunctionTok">cat</text:span><text:span text:style-name="NormalTok"> </text:span><text:span text:style-name="StringTok">"/var/www/public/</text:span><text:span text:style-name="VariableTok">$user_file</text:span><text:span text:style-name="StringTok">"</text:span><text:span text:style-name="NormalTok"> </text:span><text:span text:style-name="CommentTok"># Vulnerable!</text:span> </text:p>
          <text:p text:style-name="P53">If a user enters <text:span text:style-name="Source_5f_Text">../../../../etc/passwd</text:span>, they could potentially view system files.</text:p>
        </text:list-item>
        <text:list-item>
          <text:p text:style-name="P53"><text:span text:style-name="T1">Prevention</text:span>: Validate and sanitize input paths. Ensure they don't contain <text:span text:style-name="Source_5f_Text">..</text:span> or other malicious patterns. You might also want to restrict the allowed paths.</text:p>
          <text:p text:style-name="P4"><text:span text:style-name="CommentTok">#!/bin/bash</text:span> </text:p>
          <text:p text:style-name="P4"><text:span text:style-name="BuiltInTok">echo</text:span><text:span text:style-name="NormalTok"> </text:span><text:span text:style-name="StringTok">"Enter a file to view in /var/www/public:"</text:span> </text:p>
          <text:p text:style-name="P4"><text:span text:style-name="BuiltInTok">read</text:span><text:span text:style-name="NormalTok"> </text:span><text:span text:style-name="VariableTok">user_file</text:span> </text:p>
          <text:p text:style-name="P4"><text:span text:style-name="ControlFlowTok">if</text:span><text:span text:style-name="NormalTok"> </text:span><text:span text:style-name="KeywordTok">[[</text:span><text:span text:style-name="NormalTok"> </text:span><text:span text:style-name="StringTok">"</text:span><text:span text:style-name="VariableTok">$user_file</text:span><text:span text:style-name="StringTok">"</text:span><text:span text:style-name="NormalTok"> </text:span><text:span text:style-name="OtherTok">==</text:span><text:span text:style-name="NormalTok"> </text:span><text:span text:style-name="PreprocessorTok">*</text:span><text:span text:style-name="NormalTok">../</text:span><text:span text:style-name="PreprocessorTok">*</text:span><text:span text:style-name="NormalTok"> </text:span><text:span text:style-name="KeywordTok">]];</text:span><text:span text:style-name="NormalTok"> </text:span><text:span text:style-name="ControlFlowTok">then</text:span> </text:p>
          <text:p text:style-name="P4"><text:span text:style-name="NormalTok"><text:s text:c="2"/></text:span><text:span text:style-name="BuiltInTok">echo</text:span><text:span text:style-name="NormalTok"> </text:span><text:span text:style-name="StringTok">"Invalid filename."</text:span> </text:p>
          <text:p text:style-name="P4"><text:span text:style-name="NormalTok"><text:s text:c="2"/></text:span><text:span text:style-name="BuiltInTok">exit</text:span><text:span text:style-name="NormalTok"> 1</text:span> </text:p>
          <text:p text:style-name="P4"><text:span text:style-name="ControlFlowTok">fi</text:span> </text:p>
          <text:p text:style-name="P4"><text:span text:style-name="FunctionTok">cat</text:span><text:span text:style-name="NormalTok"> </text:span><text:span text:style-name="StringTok">"/var/www/public/</text:span><text:span text:style-name="VariableTok">$user_file</text:span><text:span text:style-name="StringTok">"</text:span><text:span text:style-name="NormalTok"> </text:span><text:span text:style-name="CommentTok"># More secure</text:span> </text:p>
        </text:list-item>
      </text:list>
      <text:h text:style-name="Heading_20_4" text:outline-level="4"><text:bookmark-start text:name="temporary-files-insecure-creation"/>Temporary Files (Insecure Creation)<text:bookmark-end text:name="temporary-files-insecure-creation"/></text:h>
      <text:list xml:id="list1358779027" text:style-name="L46">
        <text:list-item>
          <text:p text:style-name="P54"><text:span text:style-name="T1">Vulnerability</text:span>: Creating temporary files with predictable names, which could be exploited by an attacker.</text:p>
        </text:list-item>
        <text:list-item>
          <text:p text:style-name="P54"><text:span text:style-name="T1">Example</text:span>:</text:p>
          <text:p text:style-name="P5"><text:span text:style-name="CommentTok">#!/bin/bash</text:span> </text:p>
          <text:p text:style-name="P5"><text:soft-page-break/><text:span text:style-name="VariableTok">temp_file</text:span><text:span text:style-name="OperatorTok">=</text:span><text:span text:style-name="StringTok">"/tmp/my_script_temp.txt"</text:span><text:span text:style-name="NormalTok"> </text:span><text:span text:style-name="CommentTok"># Predictable name</text:span> </text:p>
          <text:p text:style-name="P5"><text:span text:style-name="BuiltInTok">echo</text:span><text:span text:style-name="NormalTok"> </text:span><text:span text:style-name="StringTok">"Some data"</text:span><text:span text:style-name="NormalTok"> </text:span><text:span text:style-name="OperatorTok">&gt;</text:span><text:span text:style-name="NormalTok"> </text:span><text:span text:style-name="StringTok">"</text:span><text:span text:style-name="VariableTok">$temp_file</text:span><text:span text:style-name="StringTok">"</text:span> </text:p>
          <text:p text:style-name="P5"><text:span text:style-name="CommentTok"># ... do something with $temp_file ...</text:span> </text:p>
          <text:p text:style-name="P5"><text:span text:style-name="FunctionTok">rm</text:span><text:span text:style-name="NormalTok"> </text:span><text:span text:style-name="StringTok">"</text:span><text:span text:style-name="VariableTok">$temp_file</text:span><text:span text:style-name="StringTok">"</text:span> </text:p>
          <text:p text:style-name="P54">An attacker might be able to create or read this file before or during the script's execution.</text:p>
        </text:list-item>
        <text:list-item>
          <text:p text:style-name="P54"><text:span text:style-name="T1">Prevention</text:span>: Use <text:span text:style-name="Source_5f_Text">mktemp</text:span> to create temporary files with unique, random names and restricted permissions.</text:p>
          <text:p text:style-name="P5"><text:span text:style-name="CommentTok">#!/bin/bash</text:span> </text:p>
          <text:p text:style-name="P5"><text:span text:style-name="VariableTok">temp_file</text:span><text:span text:style-name="OperatorTok">=</text:span><text:span text:style-name="VariableTok">$(</text:span><text:span text:style-name="FunctionTok">mktemp</text:span><text:span text:style-name="VariableTok">)</text:span> </text:p>
          <text:p text:style-name="P5"><text:span text:style-name="BuiltInTok">echo</text:span><text:span text:style-name="NormalTok"> </text:span><text:span text:style-name="StringTok">"Some data"</text:span><text:span text:style-name="NormalTok"> </text:span><text:span text:style-name="OperatorTok">&gt;</text:span><text:span text:style-name="NormalTok"> </text:span><text:span text:style-name="StringTok">"</text:span><text:span text:style-name="VariableTok">$temp_file</text:span><text:span text:style-name="StringTok">"</text:span> </text:p>
          <text:p text:style-name="P5"><text:span text:style-name="CommentTok"># ... do something with $temp_file ...</text:span> </text:p>
          <text:p text:style-name="P5"><text:span text:style-name="FunctionTok">rm</text:span><text:span text:style-name="NormalTok"> </text:span><text:span text:style-name="StringTok">"</text:span><text:span text:style-name="VariableTok">$temp_file</text:span><text:span text:style-name="StringTok">"</text:span> </text:p>
        </text:list-item>
      </text:list>
      <text:h text:style-name="Heading_20_4" text:outline-level="4"><text:bookmark-start text:name="shell-metacharacter-injection-beyond-command-injection"/>Shell Metacharacter Injection (beyond command injection)<text:bookmark-end text:name="shell-metacharacter-injection-beyond-command-injection"/></text:h>
      <text:list xml:id="list757810483" text:style-name="L47">
        <text:list-item>
          <text:p text:style-name="P55"><text:span text:style-name="T1">Vulnerability</text:span>: Using untrusted input in contexts where shell metacharacters (like <text:span text:style-name="Source_5f_Text">*</text:span>, <text:span text:style-name="Source_5f_Text">?</text:span>, <text:span text:style-name="Source_5f_Text">[]</text:span>) can be expanded, even if the variable is quoted.</text:p>
        </text:list-item>
        <text:list-item>
          <text:p text:style-name="P55"><text:span text:style-name="T1">Example (with </text:span><text:span text:style-name="Source_5f_Text">grep</text:span><text:span text:style-name="T1">)</text:span>:</text:p>
          <text:p text:style-name="P6"><text:span text:style-name="CommentTok">#!/bin/bash</text:span> </text:p>
          <text:p text:style-name="P6"><text:span text:style-name="BuiltInTok">echo</text:span><text:span text:style-name="NormalTok"> </text:span><text:span text:style-name="StringTok">"Enter a pattern to search in logfile.txt:"</text:span> </text:p>
          <text:p text:style-name="P6"><text:span text:style-name="BuiltInTok">read</text:span><text:span text:style-name="NormalTok"> </text:span><text:span text:style-name="VariableTok">pattern</text:span> </text:p>
          <text:p text:style-name="P6"><text:span text:style-name="FunctionTok">grep</text:span><text:span text:style-name="NormalTok"> </text:span><text:span text:style-name="StringTok">"</text:span><text:span text:style-name="VariableTok">$pattern</text:span><text:span text:style-name="StringTok">"</text:span><text:span text:style-name="NormalTok"> logfile.txt </text:span><text:span text:style-name="CommentTok"># Potentially vulnerable</text:span> </text:p>
          <text:p text:style-name="P55">If a user enters <text:span text:style-name="Source_5f_Text">*</text:span>, it could match all lines in the file. A more sophisticated pattern could cause issues.</text:p>
        </text:list-item>
        <text:list-item>
          <text:p text:style-name="P55"><text:span text:style-name="T1">Prevention</text:span>: Use <text:span text:style-name="Source_5f_Text">grep -F</text:span> for fixed-string matching if you don't intend to use regular expressions with user input. If you do need regex, sanitize or escape the input carefully.</text:p>
          <text:p text:style-name="P6"><text:span text:style-name="CommentTok">#!/bin/bash</text:span> </text:p>
          <text:p text:style-name="P6"><text:span text:style-name="BuiltInTok">echo</text:span><text:span text:style-name="NormalTok"> </text:span><text:span text:style-name="StringTok">"Enter a string to search in logfile.txt:"</text:span> </text:p>
          <text:p text:style-name="P6"><text:span text:style-name="BuiltInTok">read</text:span><text:span text:style-name="NormalTok"> </text:span><text:span text:style-name="VariableTok">pattern</text:span> </text:p>
          <text:p text:style-name="P6"><text:span text:style-name="FunctionTok">grep</text:span><text:span text:style-name="NormalTok"> </text:span><text:span text:style-name="AttributeTok">-F</text:span><text:span text:style-name="NormalTok"> </text:span><text:span text:style-name="StringTok">"</text:span><text:span text:style-name="VariableTok">$pattern</text:span><text:span text:style-name="StringTok">"</text:span><text:span text:style-name="NormalTok"> logfile.txt </text:span><text:span text:style-name="CommentTok"># Safer for literal string search</text:span> </text:p>
        </text:list-item>
      </text:list>
      <text:h text:style-name="Heading_20_4" text:outline-level="4"><text:bookmark-start text:name="environment-variable-injection"/>Environment Variable Injection<text:bookmark-end text:name="environment-variable-injection"/></text:h>
      <text:list xml:id="list779351264" text:style-name="L48">
        <text:list-item>
          <text:p text:style-name="P56"><text:span text:style-name="T1">Vulnerability</text:span>: Relying on environment variables that might be controlled by a malicious user to make security-critical decisions.</text:p>
        </text:list-item>
        <text:list-item>
          <text:p text:style-name="P56"><text:span text:style-name="T1">Example</text:span>:</text:p>
          <text:p text:style-name="P7"><text:span text:style-name="CommentTok">#!/bin/bash</text:span> </text:p>
          <text:p text:style-name="P7"><text:span text:style-name="ControlFlowTok">if</text:span><text:span text:style-name="NormalTok"> </text:span><text:span text:style-name="BuiltInTok">[</text:span><text:span text:style-name="NormalTok"> </text:span><text:span text:style-name="StringTok">"</text:span><text:span text:style-name="VariableTok">$ADMIN_USER</text:span><text:span text:style-name="StringTok">"</text:span><text:span text:style-name="NormalTok"> </text:span><text:span text:style-name="OtherTok">==</text:span><text:span text:style-name="NormalTok"> </text:span><text:span text:style-name="StringTok">"yes"</text:span><text:span text:style-name="NormalTok"> </text:span><text:span text:style-name="BuiltInTok">]</text:span><text:span text:style-name="KeywordTok">;</text:span><text:span text:style-name="NormalTok"> </text:span><text:span text:style-name="ControlFlowTok">then</text:span> </text:p>
          <text:p text:style-name="P7"><text:span text:style-name="NormalTok"><text:s text:c="2"/></text:span><text:span text:style-name="CommentTok"># Perform administrative tasks</text:span> </text:p>
          <text:p text:style-name="P7"><text:span text:style-name="NormalTok"><text:s text:c="2"/></text:span><text:span text:style-name="BuiltInTok">echo</text:span><text:span text:style-name="NormalTok"> </text:span><text:span text:style-name="StringTok">"Running as admin..."</text:span> </text:p>
          <text:p text:style-name="P7"><text:span text:style-name="ControlFlowTok">else</text:span> </text:p>
          <text:p text:style-name="P7"><text:span text:style-name="NormalTok"><text:s text:c="2"/></text:span><text:span text:style-name="BuiltInTok">echo</text:span><text:span text:style-name="NormalTok"> </text:span><text:span text:style-name="StringTok">"Running as regular user."</text:span> </text:p>
          <text:p text:style-name="P7"><text:span text:style-name="ControlFlowTok">fi</text:span> </text:p>
          <text:p text:style-name="P56">A malicious user could potentially set the <text:span text:style-name="Source_5f_Text">ADMIN_USER</text:span> environment variable to <text:span text:style-name="Source_5f_Text">"yes"</text:span> and gain unintended administrative privileges if this script is run with elevated <text:soft-page-break/>permissions.</text:p>
        </text:list-item>
        <text:list-item>
          <text:p text:style-name="P56"><text:span text:style-name="T1">Prevention</text:span>: <text:span text:style-name="T1">Avoid relying on environment variables for critical security checks</text:span>. If you must use them, sanitize and validate their values rigorously. It's generally safer to use internal logic or configuration files for such decisions.</text:p>
        </text:list-item>
      </text:list>
      <text:h text:style-name="Heading_20_4" text:outline-level="4"><text:bookmark-start text:name="insecure-use-of-eval"/>Insecure Use of <text:span text:style-name="Source_5f_Text">eval</text:span><text:bookmark-end text:name="insecure-use-of-eval"/></text:h>
      <text:list xml:id="list1118589477" text:style-name="L49">
        <text:list-item>
          <text:p text:style-name="P57"><text:span text:style-name="T1">Vulnerability</text:span>: The <text:span text:style-name="Source_5f_Text">eval</text:span> command executes a string as a Bash command. If this string contains untrusted input, it can lead to arbitrary command execution.</text:p>
        </text:list-item>
        <text:list-item>
          <text:p text:style-name="P57"><text:span text:style-name="T1">Example</text:span>:</text:p>
          <text:p text:style-name="P8"><text:span text:style-name="CommentTok">#!/bin/bash</text:span> </text:p>
          <text:p text:style-name="P8"><text:span text:style-name="VariableTok">command</text:span><text:span text:style-name="OperatorTok">=</text:span><text:span text:style-name="StringTok">"echo Hello"</text:span> </text:p>
          <text:p text:style-name="P8"><text:span text:style-name="BuiltInTok">eval</text:span><text:span text:style-name="NormalTok"> </text:span><text:span text:style-name="StringTok">"</text:span><text:span text:style-name="VariableTok">$command</text:span><text:span text:style-name="StringTok">"</text:span><text:span text:style-name="NormalTok"> </text:span><text:span text:style-name="CommentTok"># Safe in this simple case</text:span> </text:p>
          <text:p text:style-name="P8"/>
          <text:p text:style-name="P8"><text:span text:style-name="VariableTok">user_command</text:span><text:span text:style-name="OperatorTok">=</text:span><text:span text:style-name="StringTok">"</text:span><text:span text:style-name="VariableTok">$1</text:span><text:span text:style-name="StringTok">"</text:span> </text:p>
          <text:p text:style-name="P8"><text:span text:style-name="BuiltInTok">eval</text:span><text:span text:style-name="NormalTok"> </text:span><text:span text:style-name="StringTok">"</text:span><text:span text:style-name="VariableTok">$user_command</text:span><text:span text:style-name="StringTok">"</text:span><text:span text:style-name="NormalTok"> </text:span><text:span text:style-name="CommentTok"># Highly vulnerable if user_command is malicious</text:span> </text:p>
          <text:p text:style-name="P57">If a user provides input like <text:span text:style-name="Source_5f_Text">"rm -rf /"</text:span>, the <text:span text:style-name="Source_5f_Text">eval</text:span> command will execute it.</text:p>
        </text:list-item>
        <text:list-item>
          <text:p text:style-name="P57"><text:span text:style-name="T1">Prevention</text:span>: Avoid using <text:span text:style-name="Source_5f_Text">eval</text:span> with untrusted input at all costs. There are almost always safer ways to achieve the desired outcome, such as using arrays, functions, or <text:span text:style-name="Source_5f_Text">case</text:span> statements. If you absolutely must use it, sanitize the input extremely carefully.</text:p>
        </text:list-item>
      </text:list>
      <text:h text:style-name="Heading_20_3" text:outline-level="3"><text:bookmark-start text:name="best-practices-for-writing-secure-bash-scripts"/>Best Practices for Writing Secure Bash Scripts<text:bookmark-end text:name="best-practices-for-writing-secure-bash-scripts"/></text:h>
      <text:list xml:id="list3240607764" text:style-name="L50">
        <text:list-item>
          <text:p text:style-name="P58"><text:span text:style-name="T1">Quote variables</text:span>: Always use double quotes around variables when using them in commands (e.g., <text:span text:style-name="Source_5f_Text">"$filename"</text:span>, <text:span text:style-name="Source_5f_Text">"$directory"</text:span>).</text:p>
        </text:list-item>
        <text:list-item>
          <text:p text:style-name="P58"><text:span text:style-name="T1">Validate input</text:span>: Check and sanitize all external input.</text:p>
        </text:list-item>
        <text:list-item>
          <text:p text:style-name="P58"><text:span text:style-name="T1">Use absolute paths</text:span>: When working with files and directories, use full paths to avoid ambiguity.</text:p>
        </text:list-item>
        <text:list-item>
          <text:p text:style-name="P58"><text:span text:style-name="T1">Minimize privileges</text:span>: Run scripts with the least necessary privileges. Avoid <text:span text:style-name="Source_5f_Text">sudo</text:span> unless absolutely required.</text:p>
        </text:list-item>
        <text:list-item>
          <text:p text:style-name="P58"><text:span text:style-name="T1">Be careful with command substitution</text:span>: Avoid using $(...) or backticks with untrusted input. If you must, sanitize the input rigorously.</text:p>
        </text:list-item>
        <text:list-item>
          <text:p text:style-name="P58"><text:span text:style-name="T1">Use </text:span><text:span text:style-name="Source_5f_Text">mktemp</text:span><text:span text:style-name="T1"> for temporary files</text:span>.</text:p>
        </text:list-item>
        <text:list-item>
          <text:p text:style-name="P58"><text:span text:style-name="T1">Be aware of environment variables</text:span>.</text:p>
        </text:list-item>
        <text:list-item>
          <text:p text:style-name="P58"><text:span text:style-name="T1">Regularly review your scripts</text:span>: Look for potential vulnerabilities and update them as needed.</text:p>
        </text:list-item>
        <text:list-item>
          <text:p text:style-name="P58"><text:span text:style-name="T1">Consider using linters and security scanners</text:span>: Tools like <text:span text:style-name="Source_5f_Text">shellcheck</text:span> can help identify potential issues in your scripts.</text:p>
        </text:list-item>
      </text:list>
      <text:p text:style-name="First_20_paragraph">Understanding these security considerations is crucial for writing robust and safe automation scripts. It's about thinking defensively and anticipating how a malicious actor might try to exploit your code.</text:p>
      <text:h text:style-name="Heading_20_2" text:outline-level="2"><text:bookmark-start text:name="final-script-example"/><text:soft-page-break/>Final Script Example<text:bookmark-end text:name="final-script-example"/></text:h>
      <text:p text:style-name="First_20_paragraph">Let's explore an example comprehensive Bash script that brings together all the concepts we've discussed. We'll create an advanced backup script that allows the user to specify the source directory, the destination directory, and an option to compress the backup using <text:span text:style-name="Source_5f_Text">tar.gz</text:span>:</text:p>
      <text:p text:style-name="Preformatted_20_Text"><text:span text:style-name="CommentTok">#!/bin/bash</text:span> </text:p>
      <text:p text:style-name="Preformatted_20_Text"/>
      <text:p text:style-name="Preformatted_20_Text"><text:span text:style-name="CommentTok"># Script Name: advanced_backup.sh</text:span> </text:p>
      <text:p text:style-name="Preformatted_20_Text"><text:span text:style-name="CommentTok"># Description: Backs up a specified directory to a destination, with optional compression.</text:span> </text:p>
      <text:p text:style-name="Preformatted_20_Text"/>
      <text:p text:style-name="Preformatted_20_Text"><text:span text:style-name="CommentTok"># --- Variables ---</text:span> </text:p>
      <text:p text:style-name="Preformatted_20_Text"><text:span text:style-name="VariableTok">script_name</text:span><text:span text:style-name="OperatorTok">=</text:span><text:span text:style-name="VariableTok">$(</text:span><text:span text:style-name="FunctionTok">basename</text:span><text:span text:style-name="NormalTok"> </text:span><text:span text:style-name="StringTok">"</text:span><text:span text:style-name="VariableTok">$0</text:span><text:span text:style-name="StringTok">"</text:span><text:span text:style-name="VariableTok">)</text:span> </text:p>
      <text:p text:style-name="Preformatted_20_Text"><text:span text:style-name="VariableTok">log_file</text:span><text:span text:style-name="OperatorTok">=</text:span><text:span text:style-name="StringTok">"/var/log/</text:span><text:span text:style-name="VariableTok">${script_name}</text:span><text:span text:style-name="StringTok">.log"</text:span> </text:p>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text:span text:style-name="VariableTok">source_dir</text:span><text:span text:style-name="OperatorTok">=</text:span><text:span text:style-name="StringTok">""</text:span> </text:p>
      <text:p text:style-name="Preformatted_20_Text"><text:span text:style-name="VariableTok">backup_dir</text:span><text:span text:style-name="OperatorTok">=</text:span><text:span text:style-name="StringTok">""</text:span> </text:p>
      <text:p text:style-name="Preformatted_20_Text"><text:span text:style-name="VariableTok">compress</text:span><text:span text:style-name="OperatorTok">=</text:span><text:span text:style-name="NormalTok">false</text:span> </text:p>
      <text:p text:style-name="Preformatted_20_Text"/>
      <text:p text:style-name="Preformatted_20_Text"><text:span text:style-name="CommentTok"># --- Function for Logging ---</text:span> </text:p>
      <text:p text:style-name="Preformatted_20_Text"><text:span text:style-name="FunctionTok">log()</text:span><text:span text:style-name="NormalTok"> </text:span><text:span text:style-name="KeywordTok">{</text:span> </text:p>
      <text:p text:style-name="Preformatted_20_Text"><text:span text:style-name="NormalTok"><text:s text:c="2"/></text:span><text:span text:style-name="BuiltInTok">local</text:span><text:span text:style-name="NormalTok"> </text:span><text:span text:style-name="VariableTok">level</text:span><text:span text:style-name="OperatorTok">=</text:span><text:span text:style-name="StringTok">"</text:span><text:span text:style-name="VariableTok">$1</text:span><text:span text:style-name="StringTok">"</text:span> </text:p>
      <text:p text:style-name="Preformatted_20_Text"><text:span text:style-name="NormalTok"><text:s text:c="2"/></text:span><text:span text:style-name="BuiltInTok">local</text:span><text:span text:style-name="NormalTok"> </text:span><text:span text:style-name="VariableTok">message</text:span><text:span text:style-name="OperatorTok">=</text:span><text:span text:style-name="StringTok">"</text:span><text:span text:style-name="VariableTok">$2</text:span><text:span text:style-name="StringTok">"</text:span> </text:p>
      <text:p text:style-name="Preformatted_20_Text"><text:span text:style-name="NormalTok"><text:s text:c="2"/></text:span><text:span text:style-name="BuiltInTok">local</text:span><text:span text:style-name="NormalTok"> </text:span><text:span text:style-name="VariableTok">log_message</text:span><text:span text:style-name="OperatorTok">=</text:span><text:span text:style-name="StringTok">"</text:span><text:span text:style-name="VariableTok">$timestamp</text:span><text:span text:style-name="StringTok"> - </text:span><text:span text:style-name="VariableTok">$level</text:span><text:span text:style-name="StringTok"> - </text:span><text:span text:style-name="VariableTok">$script_name</text:span><text:span text:style-name="StringTok">: </text:span><text:span text:style-name="VariableTok">$message</text:span><text:span text:style-name="StringTok">"</text:span> </text:p>
      <text:p text:style-name="Preformatted_20_Text"><text:span text:style-name="NormalTok"><text:s text:c="2"/></text:span><text:span text:style-name="BuiltInTok">echo</text:span><text:span text:style-name="NormalTok"> </text:span><text:span text:style-name="StringTok">"</text:span><text:span text:style-name="VariableTok">$log_message</text:span><text:span text:style-name="StringTok">"</text:span><text:span text:style-name="NormalTok"> </text:span><text:span text:style-name="OperatorTok">&gt;&gt;</text:span><text:span text:style-name="NormalTok"> </text:span><text:span text:style-name="StringTok">"</text:span><text:span text:style-name="VariableTok">$log_file</text:span><text:span text:style-name="StringTok">"</text:span> </text:p>
      <text:p text:style-name="Preformatted_20_Text"><text:span text:style-name="NormalTok"><text:s text:c="2"/></text:span><text:span text:style-name="ControlFlowTok">if</text:span><text:span text:style-name="NormalTok"> </text:span><text:span text:style-name="BuiltInTok">[</text:span><text:span text:style-name="NormalTok"> </text:span><text:span text:style-name="StringTok">"</text:span><text:span text:style-name="VariableTok">$level</text:span><text:span text:style-name="StringTok">"</text:span><text:span text:style-name="NormalTok"> </text:span><text:span text:style-name="OtherTok">==</text:span><text:span text:style-name="NormalTok"> </text:span><text:span text:style-name="StringTok">"ERROR"</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4"/></text:span><text:span text:style-name="BuiltInTok">echo</text:span><text:span text:style-name="NormalTok"> </text:span><text:span text:style-name="StringTok">"</text:span><text:span text:style-name="VariableTok">$log_message</text:span><text:span text:style-name="StringTok">"</text:span><text:span text:style-name="NormalTok"> </text:span><text:span text:style-name="OperatorTok">&gt;&amp;</text:span><text:span text:style-name="DecValTok">2</text:span><text:span text:style-name="NormalTok"> </text:span><text:span text:style-name="CommentTok"># Also output errors to stderr</text:span> </text:p>
      <text:p text:style-name="Preformatted_20_Text"><text:span text:style-name="NormalTok"><text:s text:c="2"/></text:span><text:span text:style-name="ControlFlowTok">fi</text:span> </text:p>
      <text:p text:style-name="Preformatted_20_Text"><text:span text:style-name="KeywordTok">}</text:span> </text:p>
      <text:p text:style-name="Preformatted_20_Text"/>
      <text:p text:style-name="Preformatted_20_Text"><text:span text:style-name="CommentTok"># --- Function for Usage ---</text:span> </text:p>
      <text:p text:style-name="Preformatted_20_Text"><text:span text:style-name="FunctionTok">usage()</text:span><text:span text:style-name="NormalTok"> </text:span><text:span text:style-name="KeywordTok">{</text:span> </text:p>
      <text:p text:style-name="Preformatted_20_Text"><text:span text:style-name="NormalTok"><text:s text:c="2"/></text:span><text:span text:style-name="BuiltInTok">echo</text:span><text:span text:style-name="NormalTok"> </text:span><text:span text:style-name="StringTok">"Usage: </text:span><text:span text:style-name="VariableTok">$script_name</text:span><text:span text:style-name="StringTok"> [-s|--source &lt;directory&gt;] [-d|--destination &lt;directory&gt;] [-c|--compress]"</text:span> </text:p>
      <text:p text:style-name="Preformatted_20_Text"><text:span text:style-name="NormalTok"><text:s text:c="2"/></text:span><text:span text:style-name="BuiltInTok">echo</text:span><text:span text:style-name="NormalTok"> </text:span><text:span text:style-name="StringTok">"Options:"</text:span> </text:p>
      <text:p text:style-name="Preformatted_20_Text"><text:span text:style-name="NormalTok"><text:s text:c="2"/></text:span><text:span text:style-name="BuiltInTok">echo</text:span><text:span text:style-name="NormalTok"> </text:span><text:span text:style-name="StringTok">" <text:s/>-s, --source <text:s text:c="5"/>Source directory to backup (required)."</text:span> </text:p>
      <text:p text:style-name="Preformatted_20_Text"><text:span text:style-name="NormalTok"><text:s text:c="2"/></text:span><text:span text:style-name="BuiltInTok">echo</text:span><text:span text:style-name="NormalTok"> </text:span><text:span text:style-name="StringTok">" <text:s/>-d, --destination Backup destination directory (required)."</text:span> </text:p>
      <text:p text:style-name="Preformatted_20_Text"><text:span text:style-name="NormalTok"><text:s text:c="2"/></text:span><text:span text:style-name="BuiltInTok">echo</text:span><text:span text:style-name="NormalTok"> </text:span><text:span text:style-name="StringTok">" <text:s/>-c, --compress <text:s text:c="3"/>Create a compressed tar.gz archive (optional)."</text:span> </text:p>
      <text:p text:style-name="Preformatted_20_Text"><text:span text:style-name="NormalTok"><text:s text:c="2"/></text:span><text:span text:style-name="BuiltInTok">exit</text:span><text:span text:style-name="NormalTok"> 1</text:span> </text:p>
      <text:p text:style-name="Preformatted_20_Text"><text:span text:style-name="KeywordTok">}</text:span> </text:p>
      <text:p text:style-name="Preformatted_20_Text"/>
      <text:p text:style-name="Preformatted_20_Text"><text:span text:style-name="CommentTok"># --- Process Command-Line Arguments ---</text:span> </text:p>
      <text:p text:style-name="Preformatted_20_Text"><text:span text:style-name="VariableTok">OPTIONS</text:span><text:span text:style-name="OperatorTok">=</text:span><text:span text:style-name="VariableTok">$(</text:span><text:span text:style-name="FunctionTok">getopt</text:span><text:span text:style-name="NormalTok"> </text:span><text:span text:style-name="AttributeTok">-o</text:span><text:span text:style-name="NormalTok"> s:d:c </text:span><text:span text:style-name="AttributeTok">--long</text:span><text:span text:style-name="NormalTok"> source:,destination:,compress </text:span><text:span text:style-name="AttributeTok">-n</text:span><text:span text:style-name="NormalTok"> </text:span><text:span text:style-name="StringTok">"</text:span><text:span text:style-name="VariableTok">$script_name</text:span><text:span text:style-name="StringTok">"</text:span><text:span text:style-name="NormalTok"> </text:span><text:span text:style-name="AttributeTok">--</text:span><text:span text:style-name="NormalTok"> </text:span><text:span text:style-name="StringTok">"</text:span><text:span text:style-name="VariableTok">$@</text:span><text:span text:style-name="StringTok">"</text:span><text:span text:style-name="VariableTok">)</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Variable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ExtensionTok">log</text:span><text:span text:style-name="NormalTok"> </text:span><text:span text:style-name="StringTok">"ERROR"</text:span><text:span text:style-name="NormalTok"> </text:span><text:span text:style-name="StringTok">"Error parsing command-line options."</text:span> </text:p>
      <text:p text:style-name="Preformatted_20_Text"><text:span text:style-name="NormalTok"><text:s text:c="2"/></text:span><text:span text:style-name="ExtensionTok">usage</text:span> </text:p>
      <text:p text:style-name="Preformatted_20_Text"><text:span text:style-name="ControlFlowTok">fi</text:span> </text:p>
      <text:p text:style-name="Preformatted_20_Text"/>
      <text:p text:style-name="Preformatted_20_Text"><text:span text:style-name="BuiltInTok">eval</text:span><text:span text:style-name="NormalTok"> set </text:span><text:span text:style-name="AttributeTok">--</text:span><text:span text:style-name="NormalTok"> </text:span><text:span text:style-name="StringTok">"</text:span><text:span text:style-name="VariableTok">$OPTIONS</text:span><text:span text:style-name="StringTok">"</text:span> </text:p>
      <text:p text:style-name="Preformatted_20_Text"/>
      <text:p text:style-name="Preformatted_20_Text"><text:span text:style-name="ControlFlowTok">while</text:span><text:span text:style-name="NormalTok"> </text:span><text:span text:style-name="FunctionTok">true</text:span><text:span text:style-name="KeywordTok">;</text:span><text:span text:style-name="NormalTok"> </text:span><text:span text:style-name="ControlFlowTok">do</text:span> </text:p>
      <text:p text:style-name="Preformatted_20_Text"><text:soft-page-break/><text:span text:style-name="NormalTok"><text:s text:c="2"/></text:span><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reformatted_20_Text"><text:span text:style-name="NormalTok"><text:s text:c="4"/></text:span><text:span text:style-name="SpecialStringTok">-s</text:span><text:span text:style-name="KeywordTok">|</text:span><text:span text:style-name="SpecialStringTok">--source</text:span><text:span text:style-name="KeywordTok">)</text:span><text:span text:style-name="NormalTok"> </text:span><text:span text:style-name="VariableTok">source_dir</text:span><text:span text:style-name="OperatorTok">=</text:span><text:span text:style-name="StringTok">"</text:span><text:span text:style-name="VariableTok">$2</text:span><text:span text:style-name="StringTok">"</text:span><text:span text:style-name="KeywordTok">;</text:span><text:span text:style-name="NormalTok"> </text:span><text:span text:style-name="BuiltInTok">shift</text:span><text:span text:style-name="NormalTok"> 2 </text:span><text:span text:style-name="ControlFlowTok">;;</text:span> </text:p>
      <text:p text:style-name="Preformatted_20_Text"><text:span text:style-name="NormalTok"><text:s text:c="4"/></text:span><text:span text:style-name="SpecialStringTok">-d</text:span><text:span text:style-name="KeywordTok">|</text:span><text:span text:style-name="SpecialStringTok">--destination</text:span><text:span text:style-name="KeywordTok">)</text:span><text:span text:style-name="NormalTok"> </text:span><text:span text:style-name="VariableTok">backup_dir</text:span><text:span text:style-name="OperatorTok">=</text:span><text:span text:style-name="StringTok">"</text:span><text:span text:style-name="VariableTok">$2</text:span><text:span text:style-name="StringTok">"</text:span><text:span text:style-name="KeywordTok">;</text:span><text:span text:style-name="NormalTok"> </text:span><text:span text:style-name="BuiltInTok">shift</text:span><text:span text:style-name="NormalTok"> 2 </text:span><text:span text:style-name="ControlFlowTok">;;</text:span> </text:p>
      <text:p text:style-name="Preformatted_20_Text"><text:span text:style-name="NormalTok"><text:s text:c="4"/></text:span><text:span text:style-name="SpecialStringTok">-c</text:span><text:span text:style-name="KeywordTok">|</text:span><text:span text:style-name="SpecialStringTok">--compress</text:span><text:span text:style-name="KeywordTok">)</text:span><text:span text:style-name="NormalTok"> </text:span><text:span text:style-name="VariableTok">compress</text:span><text:span text:style-name="OperatorTok">=</text:span><text:span text:style-name="NormalTok">true</text:span><text:span text:style-name="KeywordTok">;</text:span><text:span text:style-name="NormalTok"> </text:span><text:span text:style-name="BuiltInTok">shift</text:span><text:span text:style-name="NormalTok"> </text:span><text:span text:style-name="ControlFlowTok">;;</text:span> </text:p>
      <text:p text:style-name="Preformatted_20_Text"><text:span text:style-name="NormalTok"><text:s text:c="4"/></text:span><text:span text:style-name="SpecialStringTok">--</text:span><text:span text:style-name="KeywordTok">)</text:span><text:span text:style-name="NormalTok"> </text:span><text:span text:style-name="BuiltInTok">shift</text:span><text:span text:style-name="KeywordTok">;</text:span><text:span text:style-name="NormalTok"> </text:span><text:span text:style-name="ControlFlowTok">break</text:span><text:span text:style-name="NormalTok"> </text:span><text:span text:style-name="ControlFlowTok">;;</text:span> </text:p>
      <text:p text:style-name="Preformatted_20_Text"><text:span text:style-name="NormalTok"><text:s text:c="4"/></text:span><text:span text:style-name="PreprocessorTok">*</text:span><text:span text:style-name="KeywordTok">)</text:span><text:span text:style-name="NormalTok"> </text:span><text:span text:style-name="ExtensionTok">log</text:span><text:span text:style-name="NormalTok"> </text:span><text:span text:style-name="StringTok">"ERROR"</text:span><text:span text:style-name="NormalTok"> </text:span><text:span text:style-name="StringTok">"Internal error: unexpected option '</text:span><text:span text:style-name="VariableTok">$1</text:span><text:span text:style-name="StringTok">'."</text:span><text:span text:style-name="KeywordTok">;</text:span><text:span text:style-name="NormalTok"> </text:span><text:span text:style-name="BuiltInTok">exit</text:span><text:span text:style-name="NormalTok"> 1 </text:span><text:span text:style-name="ControlFlowTok">;;</text:span> </text:p>
      <text:p text:style-name="Preformatted_20_Text"><text:span text:style-name="NormalTok"><text:s text:c="2"/></text:span><text:span text:style-name="ControlFlowTok">esac</text:span> </text:p>
      <text:p text:style-name="Preformatted_20_Text"><text:span text:style-name="ControlFlowTok">done</text:span> </text:p>
      <text:p text:style-name="Preformatted_20_Text"/>
      <text:p text:style-name="Preformatted_20_Text"><text:span text:style-name="CommentTok"># --- Input Validation ---</text:span> </text:p>
      <text:p text:style-name="Preformatted_20_Text"><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source_dir</text:span><text:span text:style-name="StringTok">"</text:span><text:span text:style-name="NormalTok"> </text:span><text:span text:style-name="BuiltInTok">]</text:span><text:span text:style-name="NormalTok"> </text:span><text:span text:style-name="KeywordTok">||</text:span><text:span text:style-name="NormalTok"> </text:span><text:span text:style-name="BuiltInTok">[</text:span><text:span text:style-name="NormalTok"> </text:span><text:span text:style-name="OtherTok">-z</text:span><text:span text:style-name="NormalTok"> </text:span><text:span text:style-name="StringTok">"</text:span><text:span text:style-name="VariableTok">$backup_dir</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ExtensionTok">log</text:span><text:span text:style-name="NormalTok"> </text:span><text:span text:style-name="StringTok">"ERROR"</text:span><text:span text:style-name="NormalTok"> </text:span><text:span text:style-name="StringTok">"Source and destination directories must be specified."</text:span> </text:p>
      <text:p text:style-name="Preformatted_20_Text"><text:span text:style-name="NormalTok"><text:s text:c="2"/></text:span><text:span text:style-name="ExtensionTok">usage</text:span> </text:p>
      <text:p text:style-name="Preformatted_20_Text"><text:span text:style-name="ControlFlowTok">fi</text:span> </text:p>
      <text:p text:style-name="Preformatted_20_Text"/>
      <text:p text:style-name="Preformatted_20_Text"><text:span text:style-name="ControlFlowTok">if</text:span><text:span text:style-name="NormalTok"> </text:span><text:span text:style-name="BuiltInTok">[</text:span><text:span text:style-name="NormalTok"> </text:span><text:span text:style-name="OtherTok">!</text:span><text:span text:style-name="NormalTok"> </text:span><text:span text:style-name="OtherTok">-d</text:span><text:span text:style-name="NormalTok"> </text:span><text:span text:style-name="StringTok">"</text:span><text:span text:style-name="VariableTok">$source_dir</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reformatted_20_Text"><text:span text:style-name="NormalTok"><text:s text:c="2"/></text:span><text:span text:style-name="ExtensionTok">log</text:span><text:span text:style-name="NormalTok"> </text:span><text:span text:style-name="StringTok">"ERROR"</text:span><text:span text:style-name="NormalTok"> </text:span><text:span text:style-name="StringTok">"Source directory '</text:span><text:span text:style-name="VariableTok">$source_dir</text:span><text:span text:style-name="StringTok">' does not exist or is not a directory."</text:span> </text:p>
      <text:p text:style-name="Preformatted_20_Text"><text:span text:style-name="NormalTok"><text:s text:c="2"/></text:span><text:span text:style-name="BuiltInTok">exit</text:span><text:span text:style-name="NormalTok"> 1</text:span> </text:p>
      <text:p text:style-name="Preformatted_20_Text"><text:span text:style-name="ControlFlowTok">fi</text:span> </text:p>
      <text:p text:style-name="Preformatted_20_Text"/>
      <text:p text:style-name="Preformatted_20_Text"><text:span text:style-name="CommentTok"># --- Main Backup Logic ---</text:span> </text:p>
      <text:p text:style-name="Preformatted_20_Text"><text:span text:style-name="ExtensionTok">log</text:span><text:span text:style-name="NormalTok"> </text:span><text:span text:style-name="StringTok">"INFO"</text:span><text:span text:style-name="NormalTok"> </text:span><text:span text:style-name="StringTok">"Starting backup from '</text:span><text:span text:style-name="VariableTok">$source_dir</text:span><text:span text:style-name="StringTok">' to '</text:span><text:span text:style-name="VariableTok">$backup_dir</text:span><text:span text:style-name="StringTok">'."</text:span> </text:p>
      <text:p text:style-name="Preformatted_20_Text"/>
      <text:p text:style-name="Preformatted_20_Text"><text:span text:style-name="VariableTok">backup_base</text:span><text:span text:style-name="OperatorTok">=</text:span><text:span text:style-name="VariableTok">$(</text:span><text:span text:style-name="FunctionTok">basename</text:span><text:span text:style-name="NormalTok"> </text:span><text:span text:style-name="StringTok">"</text:span><text:span text:style-name="VariableTok">$source_dir</text:span><text:span text:style-name="StringTok">"</text:span><text:span text:style-name="VariableTok">)</text:span> </text:p>
      <text:p text:style-name="Preformatted_20_Text"><text:span text:style-name="VariableTok">backup_file</text:span><text:span text:style-name="OperatorTok">=</text:span><text:span text:style-name="StringTok">"</text:span><text:span text:style-name="VariableTok">$backup_dir</text:span><text:span text:style-name="StringTok">/</text:span><text:span text:style-name="VariableTok">${backup_base}</text:span><text:span text:style-name="StringTok">_</text:span><text:span text:style-name="VariableTok">${timestamp}</text:span><text:span text:style-name="StringTok">"</text:span> </text:p>
      <text:p text:style-name="Preformatted_20_Text"/>
      <text:p text:style-name="Preformatted_20_Text"><text:span text:style-name="ControlFlowTok">if</text:span><text:span text:style-name="NormalTok"> </text:span><text:span text:style-name="StringTok">"</text:span><text:span text:style-name="VariableTok">$compress</text:span><text:span text:style-name="StringTok">"</text:span><text:span text:style-name="KeywordTok">;</text:span><text:span text:style-name="NormalTok"> </text:span><text:span text:style-name="ControlFlowTok">then</text:span> </text:p>
      <text:p text:style-name="Preformatted_20_Text"><text:span text:style-name="NormalTok"><text:s text:c="2"/></text:span><text:span text:style-name="VariableTok">backup_file</text:span><text:span text:style-name="OperatorTok">=</text:span><text:span text:style-name="StringTok">"</text:span><text:span text:style-name="VariableTok">${backup_file}</text:span><text:span text:style-name="StringTok">.tar.gz"</text:span> </text:p>
      <text:p text:style-name="Preformatted_20_Text"><text:span text:style-name="NormalTok"><text:s text:c="2"/></text:span><text:span text:style-name="ExtensionTok">log</text:span><text:span text:style-name="NormalTok"> </text:span><text:span text:style-name="StringTok">"INFO"</text:span><text:span text:style-name="NormalTok"> </text:span><text:span text:style-name="StringTok">"Creating compressed backup: '</text:span><text:span text:style-name="VariableTok">$backup_file</text:span><text:span text:style-name="StringTok">'."</text:span> </text:p>
      <text:p text:style-name="Preformatted_20_Text"><text:span text:style-name="NormalTok"><text:s text:c="2"/></text:span><text:span text:style-name="FunctionTok">tar</text:span><text:span text:style-name="NormalTok"> </text:span><text:span text:style-name="AttributeTok">-czvf</text:span><text:span text:style-name="NormalTok"> </text:span><text:span text:style-name="StringTok">"</text:span><text:span text:style-name="VariableTok">$backup_file</text:span><text:span text:style-name="StringTok">"</text:span><text:span text:style-name="NormalTok"> </text:span><text:span text:style-name="StringTok">"</text:span><text:span text:style-name="VariableTok">$source_dir</text:span><text:span text:style-name="StringTok">"</text:span> </text:p>
      <text:p text:style-name="Preformatted_20_Text"><text:span text:style-name="NormalTok"><text:s text:c="2"/></text:span><text:span text:style-name="ControlFlowTok">if</text:span><text:span text:style-name="NormalTok"> </text:span><text:span text:style-name="BuiltInTok">[</text:span><text:span text:style-name="NormalTok"> </text:span><text:span text:style-name="Variable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4"/></text:span><text:span text:style-name="ExtensionTok">log</text:span><text:span text:style-name="NormalTok"> </text:span><text:span text:style-name="StringTok">"ERROR"</text:span><text:span text:style-name="NormalTok"> </text:span><text:span text:style-name="StringTok">"Error creating compressed backup."</text:span> </text:p>
      <text:p text:style-name="Preformatted_20_Text"><text:span text:style-name="NormalTok"><text:s text:c="4"/></text:span><text:span text:style-name="BuiltInTok">exit</text:span><text:span text:style-name="NormalTok"> 1</text:span> </text:p>
      <text:p text:style-name="Preformatted_20_Text"><text:span text:style-name="NormalTok"><text:s text:c="2"/></text:span><text:span text:style-name="ControlFlowTok">fi</text:span> </text:p>
      <text:p text:style-name="Preformatted_20_Text"><text:span text:style-name="ControlFlowTok">else</text:span> </text:p>
      <text:p text:style-name="Preformatted_20_Text"><text:span text:style-name="NormalTok"><text:s text:c="2"/></text:span><text:span text:style-name="ExtensionTok">log</text:span><text:span text:style-name="NormalTok"> </text:span><text:span text:style-name="StringTok">"INFO"</text:span><text:span text:style-name="NormalTok"> </text:span><text:span text:style-name="StringTok">"Creating uncompressed backup: '</text:span><text:span text:style-name="VariableTok">$backup_file</text:span><text:span text:style-name="StringTok">'."</text:span> </text:p>
      <text:p text:style-name="Preformatted_20_Text"><text:span text:style-name="NormalTok"><text:s text:c="2"/></text:span><text:span text:style-name="FunctionTok">cp</text:span><text:span text:style-name="NormalTok"> </text:span><text:span text:style-name="AttributeTok">-rp</text:span><text:span text:style-name="NormalTok"> </text:span><text:span text:style-name="StringTok">"</text:span><text:span text:style-name="VariableTok">$source_dir</text:span><text:span text:style-name="StringTok">"</text:span><text:span text:style-name="NormalTok"> </text:span><text:span text:style-name="StringTok">"</text:span><text:span text:style-name="VariableTok">$backup_file</text:span><text:span text:style-name="StringTok">"</text:span> </text:p>
      <text:p text:style-name="Preformatted_20_Text"><text:span text:style-name="NormalTok"><text:s text:c="2"/></text:span><text:span text:style-name="ControlFlowTok">if</text:span><text:span text:style-name="NormalTok"> </text:span><text:span text:style-name="BuiltInTok">[</text:span><text:span text:style-name="NormalTok"> </text:span><text:span text:style-name="VariableTok">$?</text:span><text:span text:style-name="NormalTok"> </text:span><text:span text:style-name="OtherTok">-ne</text:span><text:span text:style-name="NormalTok"> 0 </text:span><text:span text:style-name="BuiltInTok">]</text:span><text:span text:style-name="KeywordTok">;</text:span><text:span text:style-name="NormalTok"> </text:span><text:span text:style-name="ControlFlowTok">then</text:span> </text:p>
      <text:p text:style-name="Preformatted_20_Text"><text:span text:style-name="NormalTok"><text:s text:c="4"/></text:span><text:span text:style-name="ExtensionTok">log</text:span><text:span text:style-name="NormalTok"> </text:span><text:span text:style-name="StringTok">"ERROR"</text:span><text:span text:style-name="NormalTok"> </text:span><text:span text:style-name="StringTok">"Error creating uncompressed backup."</text:span> </text:p>
      <text:p text:style-name="Preformatted_20_Text"><text:span text:style-name="NormalTok"><text:s text:c="4"/></text:span><text:span text:style-name="BuiltInTok">exit</text:span><text:span text:style-name="NormalTok"> 1</text:span> </text:p>
      <text:p text:style-name="Preformatted_20_Text"><text:span text:style-name="NormalTok"><text:s text:c="2"/></text:span><text:span text:style-name="ControlFlowTok">fi</text:span> </text:p>
      <text:p text:style-name="Preformatted_20_Text"><text:span text:style-name="ControlFlowTok">fi</text:span> </text:p>
      <text:p text:style-name="Preformatted_20_Text"/>
      <text:p text:style-name="Preformatted_20_Text"><text:span text:style-name="ExtensionTok">log</text:span><text:span text:style-name="NormalTok"> </text:span><text:span text:style-name="StringTok">"INFO"</text:span><text:span text:style-name="NormalTok"> </text:span><text:span text:style-name="StringTok">"Backup completed successfully to '</text:span><text:span text:style-name="VariableTok">$backup_file</text:span><text:span text:style-name="StringTok">'."</text:span> </text:p>
      <text:p text:style-name="Preformatted_20_Text"><text:span text:style-name="BuiltInTok">exit</text:span><text:span text:style-name="NormalTok"> 0</text:span> </text:p>
      <text:p text:style-name="First_20_paragraph">Now, let's break down this script step by step:</text:p>
      <text:list xml:id="list943894285" text:style-name="L51">
        <text:list-item>
          <text:p text:style-name="P59"><text:span text:style-name="Source_5f_Text">#!/bin/bash</text:span>: The shebang line, indicating that the script should be executed with Bash.</text:p>
        </text:list-item>
        <text:list-item>
          <text:p text:style-name="P59"><text:span text:style-name="T1">Variables</text:span>: We define several variables at the beginning for script name, log file path, timestamp, source and backup directories (initially empty), and a boolean flag for compression (initially <text:span text:style-name="Source_5f_Text">false</text:span>).</text:p>
        </text:list-item>
        <text:list-item>
          <text:p text:style-name="P59"><text:span text:style-name="Source_5f_Text">log()</text:span> <text:span text:style-name="T1">Function</text:span>: This function takes a log level (<text:span text:style-name="Source_5f_Text">INFO</text:span> or <text:span text:style-name="Source_5f_Text">ERROR</text:span>) and a message as input. <text:soft-page-break/>It formats the message with a timestamp, level, and script name, then appends it to the log file. If the level is <text:span text:style-name="Source_5f_Text">ERROR</text:span>, it also outputs the message to the standard error stream (<text:span text:style-name="Source_5f_Text">stderr</text:span>).</text:p>
        </text:list-item>
        <text:list-item>
          <text:p text:style-name="P59"><text:span text:style-name="Source_5f_Text">usage()</text:span> <text:span text:style-name="T1">Function</text:span>: This function prints a helpful message explaining how to use the script and its options. It's called when the user provides incorrect arguments.</text:p>
        </text:list-item>
        <text:list-item>
          <text:p text:style-name="P59"><text:span text:style-name="T1">Processing Command-Line Arguments</text:span>:</text:p>
          <text:list text:style-name="L52">
            <text:list-item>
              <text:p text:style-name="P60">We use <text:span text:style-name="Source_5f_Text">getopt</text:span> to parse both short (<text:span text:style-name="Source_5f_Text">-s</text:span>, <text:span text:style-name="Source_5f_Text">-d</text:span>, <text:span text:style-name="Source_5f_Text">-c</text:span>) and long (<text:span text:style-name="Source_5f_Text">--source</text:span>, <text:span text:style-name="Source_5f_Text">--destination</text:span>, <text:span text:style-name="Source_5f_Text">--compress</text:span>) options. The <text:span text:style-name="Source_5f_Text">-o</text:span> option defines short options (with <text:span text:style-name="Source_5f_Text">:</text:span> indicating an argument), and --long defines long options similarly.</text:p>
            </text:list-item>
            <text:list-item>
              <text:p text:style-name="P60">We check if <text:span text:style-name="Source_5f_Text">getopt</text:span> encountered any errors.</text:p>
            </text:list-item>
            <text:list-item>
              <text:p text:style-name="P60"><text:span text:style-name="Source_5f_Text">eval set -- "$OPTIONS"</text:span> re-parses the <text:span text:style-name="Source_5f_Text">getopt</text:span> output into the script's arguments.</text:p>
            </text:list-item>
            <text:list-item>
              <text:p text:style-name="P60">A <text:span text:style-name="Source_5f_Text">while</text:span> loop and <text:span text:style-name="Source_5f_Text">case</text:span> statement are used to process each option.</text:p>
              <text:list text:style-name="L53">
                <text:list-item>
                  <text:p text:style-name="P61"><text:span text:style-name="Source_5f_Text">-s or --source</text:span>: Sets the source_dir variable.</text:p>
                </text:list-item>
                <text:list-item>
                  <text:p text:style-name="P61"><text:span text:style-name="Source_5f_Text">-d or --destination</text:span>: Sets the backup_dir variable.</text:p>
                </text:list-item>
                <text:list-item>
                  <text:p text:style-name="P61"><text:span text:style-name="Source_5f_Text">-c or --compress</text:span>: Sets the compress flag to true.</text:p>
                </text:list-item>
                <text:list-item>
                  <text:p text:style-name="P61"><text:span text:style-name="Source_5f_Text">--</text:span>: Indicates the end of the options.</text:p>
                </text:list-item>
                <text:list-item>
                  <text:p text:style-name="P61"><text:span text:style-name="Source_5f_Text">*)</text:span>: Handles any invalid options.</text:p>
                </text:list-item>
              </text:list>
            </text:list-item>
          </text:list>
        </text:list-item>
        <text:list-item>
          <text:p text:style-name="P59"><text:span text:style-name="T1">Input Validation</text:span>:</text:p>
          <text:list text:style-name="L54">
            <text:list-item>
              <text:p text:style-name="P62">We check if both <text:span text:style-name="Source_5f_Text">source_dir</text:span> and <text:span text:style-name="Source_5f_Text">backup_dir</text:span> have been provided. If not, we log an error and call the <text:span text:style-name="Source_5f_Text">usage</text:span> function.</text:p>
            </text:list-item>
            <text:list-item>
              <text:p text:style-name="P62">We verify if the <text:span text:style-name="Source_5f_Text">source_dir</text:span> exists and is actually a directory. If not, we log an error and exit.</text:p>
            </text:list-item>
          </text:list>
        </text:list-item>
        <text:list-item>
          <text:p text:style-name="P59">Main Backup Logic:</text:p>
          <text:list text:style-name="L55">
            <text:list-item>
              <text:p text:style-name="P63">We log the start of the backup process.</text:p>
            </text:list-item>
            <text:list-item>
              <text:p text:style-name="P63">We create a base name for the backup using <text:span text:style-name="Source_5f_Text">basename</text:span> on the source directory and append the timestamp.</text:p>
            </text:list-item>
            <text:list-item>
              <text:p text:style-name="P63">An <text:span text:style-name="Source_5f_Text">if</text:span> condition checks the <text:span text:style-name="Source_5f_Text">compress</text:span> flag:</text:p>
              <text:list text:style-name="L56">
                <text:list-item>
                  <text:p text:style-name="P64">If <text:span text:style-name="Source_5f_Text">true</text:span>, it creates a compressed <text:span text:style-name="Source_5f_Text">tar.gz</text:span> archive using <text:span text:style-name="Source_5f_Text">tar -czvf</text:span>. We also check the exit code for errors.</text:p>
                </text:list-item>
                <text:list-item>
                  <text:p text:style-name="P64">If <text:span text:style-name="Source_5f_Text">false</text:span>, it performs a recursive copy of the source directory to the destination using <text:span text:style-name="Source_5f_Text">cp -rp</text:span>. Again, we check for errors.</text:p>
                </text:list-item>
              </text:list>
            </text:list-item>
          </text:list>
        </text:list-item>
        <text:list-item>
          <text:p text:style-name="P59"><text:span text:style-name="T1">Completion</text:span>:</text:p>
          <text:list text:style-name="L57">
            <text:list-item>
              <text:p text:style-name="P65">We log a success message and exit with a status code of <text:span text:style-name="Source_5f_Text">0</text:span>.</text:p>
            </text:list-item>
          </text:list>
        </text:list-item>
      </text:list>
      <text:p text:style-name="First_20_paragraph"><text:span text:style-name="T1">Scheduling with Cron</text:span>:</text:p>
      <text:p text:style-name="Text_20_body">To schedule this script to run automatically, for example, every day at 2:00 AM, you would do the following:</text:p>
      <text:list xml:id="list3908771399" text:style-name="L58">
        <text:list-item>
          <text:p text:style-name="P66">Make the script executable:</text:p>
          <text:p text:style-name="P9"><text:span text:style-name="FunctionTok">chmod</text:span><text:span text:style-name="NormalTok"> +x /path/to/advanced_backup.sh</text:span> </text:p>
        </text:list-item>
        <text:list-item>
          <text:p text:style-name="P66">Edit your crontab:</text:p>
          <text:p text:style-name="P9"><text:span text:style-name="FunctionTok">crontab</text:span><text:span text:style-name="NormalTok"> </text:span><text:span text:style-name="AttributeTok">-e</text:span> </text:p>
        </text:list-item>
        <text:list-item>
          <text:p text:style-name="P66"><text:span text:style-name="T1">Add the following line to your crontab file</text:span>:</text:p>
          <text:p text:style-name="P9"><text:soft-page-break/>0 2 * * * /path/to/advanced_backup.sh -s /home/user/important_data -d /mnt/backups -c</text:p>
          <text:list text:style-name="L59">
            <text:list-item>
              <text:p text:style-name="P67"><text:span text:style-name="Source_5f_Text">0</text:span>: Minute 0.</text:p>
            </text:list-item>
            <text:list-item>
              <text:p text:style-name="P67"><text:span text:style-name="Source_5f_Text">2</text:span>: Hour 2 (2 AM).</text:p>
            </text:list-item>
            <text:list-item>
              <text:p text:style-name="P67"><text:span text:style-name="Source_5f_Text">*</text:span>: Every day of the month.</text:p>
            </text:list-item>
            <text:list-item>
              <text:p text:style-name="P67"><text:span text:style-name="Source_5f_Text">*</text:span>: Every month.</text:p>
            </text:list-item>
            <text:list-item>
              <text:p text:style-name="P67"><text:span text:style-name="Source_5f_Text">*</text:span>: Every day of the week.</text:p>
            </text:list-item>
            <text:list-item>
              <text:p text:style-name="P67"><text:span text:style-name="Source_5f_Text">/path/to/advanced_backup.sh</text:span>: The full path to your script.</text:p>
            </text:list-item>
            <text:list-item>
              <text:p text:style-name="P67"><text:span text:style-name="Source_5f_Text">-s /home/user/important_data -d /mnt/backups -c</text:span>: The command-line arguments to run the script, specifying the source, destination, and compression.</text:p>
            </text:list-item>
          </text:list>
        </text:list-item>
      </text:list>
      <text:p text:style-name="P2">This example demonstrates how to combine various Bash scripting techniques for a real-world automation task while incorporating error handling, logging, and command-line argument processing, and how to schedule it with Cr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40:01Z</meta:creation-date>
    <dc:date>2025-06-10T12:19:09.872019333</dc:date>
    <meta:editing-duration>PT25S</meta:editing-duration>
    <meta:editing-cycles>1</meta:editing-cycles>
    <meta:document-statistic meta:table-count="0" meta:image-count="0" meta:object-count="0" meta:page-count="23" meta:paragraph-count="634" meta:word-count="7069" meta:character-count="44519" meta:non-whitespace-character-count="37792"/>
  </office:meta>
</office:document-meta>
</file>